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T1_5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>
      <style:text-properties fo:background-color="#ffffff"/>
    </style:style>
    <style:style style:name="T3_88" style:family="text">
      <style:text-properties fo:background-color="#ffffff"/>
    </style:style>
    <style:style style:name="T3_89" style:family="text">
      <style:text-properties fo:background-color="#ffffff"/>
    </style:style>
    <style:style style:name="T3_90" style:family="text">
      <style:text-properties fo:background-color="#ffffff"/>
    </style:style>
    <style:style style:name="T3_91" style:family="text">
      <style:text-properties fo:background-color="#ffffff"/>
    </style:style>
    <style:style style:name="T3_92" style:family="text">
      <style:text-properties fo:background-color="#ffffff"/>
    </style:style>
    <style:style style:name="T3_93" style:family="text">
      <style:text-properties fo:background-color="#ffffff"/>
    </style:style>
    <style:style style:name="T3_94" style:family="text">
      <style:text-properties fo:background-color="#ffffff"/>
    </style:style>
    <style:style style:name="T3_95" style:family="text">
      <style:text-properties fo:background-color="#ffffff"/>
    </style:style>
    <style:style style:name="T3_96" style:family="text">
      <style:text-properties fo:background-color="#ffffff"/>
    </style:style>
    <style:style style:name="T3_97" style:family="text">
      <style:text-properties fo:background-color="#ffffff"/>
    </style:style>
    <style:style style:name="T3_98" style:family="text">
      <style:text-properties fo:background-color="#ffffff"/>
    </style:style>
    <style:style style:name="T3_99" style:family="text">
      <style:text-properties fo:background-color="#ffffff"/>
    </style:style>
    <style:style style:name="T3_100" style:family="text">
      <style:text-properties fo:background-color="#ffffff"/>
    </style:style>
    <style:style style:name="T3_101" style:family="text">
      <style:text-properties fo:background-color="#ffffff"/>
    </style:style>
    <style:style style:name="T3_102" style:family="text">
      <style:text-properties fo:background-color="#ffffff"/>
    </style:style>
    <style:style style:name="T3_103" style:family="text">
      <style:text-properties fo:background-color="#ffffff"/>
    </style:style>
    <style:style style:name="T3_104" style:family="text">
      <style:text-properties fo:background-color="#ffffff"/>
    </style:style>
    <style:style style:name="T3_105" style:family="text">
      <style:text-properties fo:background-color="#ffffff"/>
    </style:style>
    <style:style style:name="T3_106" style:family="text">
      <style:text-properties fo:background-color="#ffffff"/>
    </style:style>
    <style:style style:name="T3_107" style:family="text">
      <style:text-properties fo:background-color="#ffffff"/>
    </style:style>
    <style:style style:name="T3_108" style:family="text">
      <style:text-properties fo:background-color="#ffffff"/>
    </style:style>
    <style:style style:name="T3_109" style:family="text">
      <style:text-properties fo:background-color="#ffffff"/>
    </style:style>
    <style:style style:name="T3_110" style:family="text">
      <style:text-properties fo:background-color="#ffffff"/>
    </style:style>
    <style:style style:name="T3_111" style:family="text">
      <style:text-properties fo:background-color="#ffffff"/>
    </style:style>
    <style:style style:name="T3_112" style:family="text">
      <style:text-properties fo:background-color="#ffffff"/>
    </style:style>
    <style:style style:name="T3_113" style:family="text">
      <style:text-properties fo:background-color="#ffffff"/>
    </style:style>
    <style:style style:name="T3_114" style:family="text">
      <style:text-properties fo:background-color="#ffffff"/>
    </style:style>
    <style:style style:name="T3_115" style:family="text">
      <style:text-properties fo:background-color="#ffffff"/>
    </style:style>
    <style:style style:name="T3_116" style:family="text">
      <style:text-properties fo:background-color="#ffffff"/>
    </style:style>
    <style:style style:name="T3_117" style:family="text">
      <style:text-properties fo:background-color="#ffffff"/>
    </style:style>
    <style:style style:name="T3_118" style:family="text">
      <style:text-properties fo:background-color="#ffffff"/>
    </style:style>
    <style:style style:name="T3_119" style:family="text">
      <style:text-properties fo:background-color="#ffffff"/>
    </style:style>
    <style:style style:name="T3_120" style:family="text">
      <style:text-properties fo:background-color="#ffffff"/>
    </style:style>
    <style:style style:name="T3_121" style:family="text">
      <style:text-properties fo:background-color="#ffffff"/>
    </style:style>
    <style:style style:name="T3_122" style:family="text">
      <style:text-properties fo:background-color="#ffffff"/>
    </style:style>
    <style:style style:name="T3_123" style:family="text">
      <style:text-properties fo:background-color="#ffffff"/>
    </style:style>
    <style:style style:name="T3_124" style:family="text">
      <style:text-properties fo:background-color="#ffffff"/>
    </style:style>
    <style:style style:name="T3_125" style:family="text">
      <style:text-properties fo:background-color="#ffffff"/>
    </style:style>
    <style:style style:name="T3_126" style:family="text">
      <style:text-properties fo:background-color="#ffffff"/>
    </style:style>
    <style:style style:name="T3_127" style:family="text">
      <style:text-properties fo:background-color="#ffffff"/>
    </style:style>
    <style:style style:name="T3_128" style:family="text">
      <style:text-properties fo:background-color="#ffffff"/>
    </style:style>
    <style:style style:name="T3_129" style:family="text">
      <style:text-properties fo:background-color="#ffffff"/>
    </style:style>
    <style:style style:name="T3_130" style:family="text">
      <style:text-properties fo:background-color="#ffffff"/>
    </style:style>
    <style:style style:name="T3_131" style:family="text">
      <style:text-properties fo:background-color="#ffffff"/>
    </style:style>
    <style:style style:name="T3_132" style:family="text">
      <style:text-properties fo:background-color="#ffffff"/>
    </style:style>
    <style:style style:name="T3_133" style:family="text">
      <style:text-properties fo:background-color="#ffffff"/>
    </style:style>
    <style:style style:name="T3_134" style:family="text">
      <style:text-properties fo:background-color="#ffffff"/>
    </style:style>
    <style:style style:name="T3_135" style:family="text">
      <style:text-properties fo:background-color="#ffffff"/>
    </style:style>
    <style:style style:name="T3_136" style:family="text">
      <style:text-properties fo:background-color="#ffffff"/>
    </style:style>
    <style:style style:name="T3_137" style:family="text">
      <style:text-properties fo:background-color="#ffffff"/>
    </style:style>
    <style:style style:name="T3_138" style:family="text">
      <style:text-properties fo:background-color="#ffffff"/>
    </style:style>
    <style:style style:name="T3_139" style:family="text">
      <style:text-properties fo:background-color="#ffffff"/>
    </style:style>
    <style:style style:name="T3_140" style:family="text">
      <style:text-properties fo:background-color="#ffffff"/>
    </style:style>
    <style:style style:name="T3_141" style:family="text">
      <style:text-properties fo:background-color="#ffffff"/>
    </style:style>
    <style:style style:name="T3_142" style:family="text">
      <style:text-properties fo:background-color="#ffffff"/>
    </style:style>
    <style:style style:name="T3_143" style:family="text">
      <style:text-properties fo:background-color="#ffffff"/>
    </style:style>
    <style:style style:name="T3_144" style:family="text">
      <style:text-properties fo:background-color="#ffffff"/>
    </style:style>
    <style:style style:name="T3_145" style:family="text">
      <style:text-properties fo:background-color="#ffffff"/>
    </style:style>
    <style:style style:name="T3_146" style:family="text">
      <style:text-properties fo:background-color="#ffffff"/>
    </style:style>
    <style:style style:name="T3_147" style:family="text">
      <style:text-properties fo:background-color="#ffffff"/>
    </style:style>
    <style:style style:name="T3_148" style:family="text">
      <style:text-properties fo:background-color="#ffffff"/>
    </style:style>
    <style:style style:name="T3_149" style:family="text">
      <style:text-properties fo:background-color="#ffffff"/>
    </style:style>
    <style:style style:name="T3_150" style:family="text">
      <style:text-properties fo:background-color="#ffffff"/>
    </style:style>
    <style:style style:name="T3_151" style:family="text">
      <style:text-properties fo:background-color="#ffffff"/>
    </style:style>
    <style:style style:name="T3_152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T7_125" style:family="text">
      <style:text-properties fo:background-color="#ffffff"/>
    </style:style>
    <style:style style:name="T7_126" style:family="text">
      <style:text-properties fo:background-color="#ffffff"/>
    </style:style>
    <style:style style:name="T7_127" style:family="text">
      <style:text-properties fo:background-color="#ffffff"/>
    </style:style>
    <style:style style:name="T7_128" style:family="text">
      <style:text-properties fo:background-color="#ffffff"/>
    </style:style>
    <style:style style:name="T7_129" style:family="text">
      <style:text-properties fo:background-color="#ffffff"/>
    </style:style>
    <style:style style:name="T7_130" style:family="text">
      <style:text-properties fo:background-color="#ffffff"/>
    </style:style>
    <style:style style:name="T7_131" style:family="text">
      <style:text-properties fo:background-color="#ffffff"/>
    </style:style>
    <style:style style:name="T7_132" style:family="text">
      <style:text-properties fo:background-color="#ffffff"/>
    </style:style>
    <style:style style:name="T7_133" style:family="text">
      <style:text-properties fo:background-color="#ffffff"/>
    </style:style>
    <style:style style:name="T7_134" style:family="text">
      <style:text-properties fo:background-color="#ffffff"/>
    </style:style>
    <style:style style:name="T7_135" style:family="text">
      <style:text-properties fo:background-color="#ffffff"/>
    </style:style>
    <style:style style:name="T7_136" style:family="text">
      <style:text-properties fo:background-color="#ffffff"/>
    </style:style>
    <style:style style:name="T7_137" style:family="text">
      <style:text-properties fo:background-color="#ffffff"/>
    </style:style>
    <style:style style:name="T7_138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T11_93" style:family="text">
      <style:text-properties fo:background-color="#ffffff"/>
    </style:style>
    <style:style style:name="T11_94" style:family="text">
      <style:text-properties fo:background-color="#ffffff"/>
    </style:style>
    <style:style style:name="T11_95" style:family="text">
      <style:text-properties fo:background-color="#ffffff"/>
    </style:style>
    <style:style style:name="T11_96" style:family="text">
      <style:text-properties fo:background-color="#ffffff"/>
    </style:style>
    <style:style style:name="T11_97" style:family="text">
      <style:text-properties fo:background-color="#ffffff"/>
    </style:style>
    <style:style style:name="T11_98" style:family="text">
      <style:text-properties fo:background-color="#ffffff"/>
    </style:style>
    <style:style style:name="T11_99" style:family="text">
      <style:text-properties fo:background-color="#ffffff"/>
    </style:style>
    <style:style style:name="T11_100" style:family="text">
      <style:text-properties fo:background-color="#ffffff"/>
    </style:style>
    <style:style style:name="T11_101" style:family="text">
      <style:text-properties fo:background-color="#ffffff"/>
    </style:style>
    <style:style style:name="T11_102" style:family="text">
      <style:text-properties fo:background-color="#ffffff"/>
    </style:style>
    <style:style style:name="T11_103" style:family="text">
      <style:text-properties fo:background-color="#ffffff"/>
    </style:style>
    <style:style style:name="T11_104" style:family="text">
      <style:text-properties fo:background-color="#ffffff"/>
    </style:style>
    <style:style style:name="T11_105" style:family="text">
      <style:text-properties fo:background-color="#ffffff"/>
    </style:style>
    <style:style style:name="T11_106" style:family="text">
      <style:text-properties fo:background-color="#ffffff"/>
    </style:style>
    <style:style style:name="T11_107" style:family="text">
      <style:text-properties fo:background-color="#ffffff"/>
    </style:style>
    <style:style style:name="T11_108" style:family="text">
      <style:text-properties fo:background-color="#ffffff"/>
    </style:style>
    <style:style style:name="T11_109" style:family="text">
      <style:text-properties fo:background-color="#ffffff"/>
    </style:style>
    <style:style style:name="T11_110" style:family="text">
      <style:text-properties fo:background-color="#ffffff"/>
    </style:style>
    <style:style style:name="T11_111" style:family="text">
      <style:text-properties fo:background-color="#ffffff"/>
    </style:style>
    <style:style style:name="T11_112" style:family="text">
      <style:text-properties fo:background-color="#ffffff"/>
    </style:style>
    <style:style style:name="T11_113" style:family="text">
      <style:text-properties fo:background-color="#ffffff"/>
    </style:style>
    <style:style style:name="T11_114" style:family="text">
      <style:text-properties fo:background-color="#ffffff"/>
    </style:style>
    <style:style style:name="T11_115" style:family="text">
      <style:text-properties fo:background-color="#ffffff"/>
    </style:style>
    <style:style style:name="T11_116" style:family="text">
      <style:text-properties fo:background-color="#ffffff"/>
    </style:style>
    <style:style style:name="T11_117" style:family="text">
      <style:text-properties fo:background-color="#ffffff"/>
    </style:style>
    <style:style style:name="T11_118" style:family="text">
      <style:text-properties fo:background-color="#ffffff"/>
    </style:style>
    <style:style style:name="T11_119" style:family="text">
      <style:text-properties fo:background-color="#ffffff"/>
    </style:style>
    <style:style style:name="T11_120" style:family="text">
      <style:text-properties fo:background-color="#ffffff"/>
    </style:style>
    <style:style style:name="T11_121" style:family="text">
      <style:text-properties fo:background-color="#ffffff"/>
    </style:style>
    <style:style style:name="T11_122" style:family="text">
      <style:text-properties fo:background-color="#ffffff"/>
    </style:style>
    <style:style style:name="T11_123" style:family="text">
      <style:text-properties fo:background-color="#ffffff"/>
    </style:style>
    <style:style style:name="T11_124" style:family="text">
      <style:text-properties fo:background-color="#ffffff"/>
    </style:style>
    <style:style style:name="T11_125" style:family="text">
      <style:text-properties fo:background-color="#ffffff"/>
    </style:style>
    <style:style style:name="T11_126" style:family="text">
      <style:text-properties fo:background-color="#ffffff"/>
    </style:style>
    <style:style style:name="T11_127" style:family="text">
      <style:text-properties fo:background-color="#ffffff"/>
    </style:style>
    <style:style style:name="T11_128" style:family="text">
      <style:text-properties fo:background-color="#ffffff"/>
    </style:style>
    <style:style style:name="T11_129" style:family="text">
      <style:text-properties fo:background-color="#ffffff"/>
    </style:style>
    <style:style style:name="T11_130" style:family="text">
      <style:text-properties fo:background-color="#ffffff"/>
    </style:style>
    <style:style style:name="T11_131" style:family="text">
      <style:text-properties fo:background-color="#ffffff"/>
    </style:style>
    <style:style style:name="T11_132" style:family="text">
      <style:text-properties fo:background-color="#ffffff"/>
    </style:style>
    <style:style style:name="T11_133" style:family="text">
      <style:text-properties fo:background-color="#ffffff"/>
    </style:style>
    <style:style style:name="T11_134" style:family="text">
      <style:text-properties fo:background-color="#ffffff"/>
    </style:style>
    <style:style style:name="T11_135" style:family="text">
      <style:text-properties fo:background-color="#ffffff"/>
    </style:style>
    <style:style style:name="T11_136" style:family="text">
      <style:text-properties fo:background-color="#ffffff"/>
    </style:style>
    <style:style style:name="T11_137" style:family="text">
      <style:text-properties fo:background-color="#ffffff"/>
    </style:style>
    <style:style style:name="T11_138" style:family="text">
      <style:text-properties fo:background-color="#ffffff"/>
    </style:style>
    <style:style style:name="T11_139" style:family="text">
      <style:text-properties fo:background-color="#ffffff"/>
    </style:style>
    <style:style style:name="T11_140" style:family="text">
      <style:text-properties fo:background-color="#ffffff"/>
    </style:style>
    <style:style style:name="T11_141" style:family="text">
      <style:text-properties fo:background-color="#ffffff"/>
    </style:style>
    <style:style style:name="T11_142" style:family="text">
      <style:text-properties fo:background-color="#ffffff"/>
    </style:style>
    <style:style style:name="T11_143" style:family="text">
      <style:text-properties fo:background-color="#ffffff"/>
    </style:style>
    <style:style style:name="T11_144" style:family="text">
      <style:text-properties fo:background-color="#ffffff"/>
    </style:style>
    <style:style style:name="T11_145" style:family="text">
      <style:text-properties fo:background-color="#ffffff"/>
    </style:style>
    <style:style style:name="T11_146" style:family="text">
      <style:text-properties fo:background-color="#ffffff"/>
    </style:style>
    <style:style style:name="T11_147" style:family="text">
      <style:text-properties fo:background-color="#ffffff"/>
    </style:style>
    <style:style style:name="T11_148" style:family="text">
      <style:text-properties fo:background-color="#ffffff"/>
    </style:style>
    <style:style style:name="T11_149" style:family="text">
      <style:text-properties fo:background-color="#ffffff"/>
    </style:style>
    <style:style style:name="T11_150" style:family="text">
      <style:text-properties fo:background-color="#ffffff"/>
    </style:style>
    <style:style style:name="T11_151" style:family="text">
      <style:text-properties fo:background-color="#ffffff"/>
    </style:style>
    <style:style style:name="T11_152" style:family="text">
      <style:text-properties fo:background-color="#ffffff"/>
    </style:style>
    <style:style style:name="T11_153" style:family="text">
      <style:text-properties fo:background-color="#ffffff"/>
    </style:style>
    <style:style style:name="T11_154" style:family="text">
      <style:text-properties fo:background-color="#ffffff"/>
    </style:style>
    <style:style style:name="T11_155" style:family="text">
      <style:text-properties fo:background-color="#ffffff"/>
    </style:style>
    <style:style style:name="T11_156" style:family="text">
      <style:text-properties fo:background-color="#ffffff"/>
    </style:style>
    <style:style style:name="T11_157" style:family="text">
      <style:text-properties fo:background-color="#ffffff"/>
    </style:style>
    <style:style style:name="T11_158" style:family="text">
      <style:text-properties fo:background-color="#ffffff"/>
    </style:style>
    <style:style style:name="T11_159" style:family="text">
      <style:text-properties fo:background-color="#ffffff"/>
    </style:style>
    <style:style style:name="T11_160" style:family="text">
      <style:text-properties fo:background-color="#ffffff"/>
    </style:style>
    <style:style style:name="T11_161" style:family="text">
      <style:text-properties fo:background-color="#ffffff"/>
    </style:style>
    <style:style style:name="T11_162" style:family="text">
      <style:text-properties fo:background-color="#ffffff"/>
    </style:style>
    <style:style style:name="T11_163" style:family="text">
      <style:text-properties fo:background-color="#ffffff"/>
    </style:style>
    <style:style style:name="T11_164" style:family="text">
      <style:text-properties fo:background-color="#ffffff"/>
    </style:style>
    <style:style style:name="T11_165" style:family="text">
      <style:text-properties fo:background-color="#ffffff"/>
    </style:style>
    <style:style style:name="T11_166" style:family="text">
      <style:text-properties fo:background-color="#ffffff"/>
    </style:style>
    <style:style style:name="T11_167" style:family="text">
      <style:text-properties fo:background-color="#ffffff"/>
    </style:style>
    <style:style style:name="T11_168" style:family="text">
      <style:text-properties fo:background-color="#ffffff"/>
    </style:style>
    <style:style style:name="T11_169" style:family="text">
      <style:text-properties fo:background-color="#ffffff"/>
    </style:style>
    <style:style style:name="T11_170" style:family="text">
      <style:text-properties fo:background-color="#ffffff"/>
    </style:style>
    <style:style style:name="T11_171" style:family="text">
      <style:text-properties fo:background-color="#ffffff"/>
    </style:style>
    <style:style style:name="T11_172" style:family="text">
      <style:text-properties fo:background-color="#ffffff"/>
    </style:style>
    <style:style style:name="T11_173" style:family="text">
      <style:text-properties fo:background-color="#ffffff"/>
    </style:style>
    <style:style style:name="T11_174" style:family="text">
      <style:text-properties fo:background-color="#ffffff"/>
    </style:style>
    <style:style style:name="T11_175" style:family="text">
      <style:text-properties fo:background-color="#ffffff"/>
    </style:style>
    <style:style style:name="T11_176" style:family="text">
      <style:text-properties fo:background-color="#ffffff"/>
    </style:style>
    <style:style style:name="T11_177" style:family="text">
      <style:text-properties fo:background-color="#ffffff"/>
    </style:style>
    <style:style style:name="T11_178" style:family="text">
      <style:text-properties fo:background-color="#ffffff"/>
    </style:style>
    <style:style style:name="T11_179" style:family="text">
      <style:text-properties fo:background-color="#ffffff"/>
    </style:style>
    <style:style style:name="T11_180" style:family="text">
      <style:text-properties fo:background-color="#ffffff"/>
    </style:style>
    <style:style style:name="T11_181" style:family="text">
      <style:text-properties fo:background-color="#ffffff"/>
    </style:style>
    <style:style style:name="T11_182" style:family="text">
      <style:text-properties fo:background-color="#ffffff"/>
    </style:style>
    <style:style style:name="T11_183" style:family="text">
      <style:text-properties fo:background-color="#ffffff"/>
    </style:style>
    <style:style style:name="T11_184" style:family="text">
      <style:text-properties fo:background-color="#ffffff"/>
    </style:style>
    <style:style style:name="T11_185" style:family="text">
      <style:text-properties fo:background-color="#ffffff"/>
    </style:style>
    <style:style style:name="T11_186" style:family="text">
      <style:text-properties fo:background-color="#ffffff"/>
    </style:style>
    <style:style style:name="T11_187" style:family="text">
      <style:text-properties fo:background-color="#ffffff"/>
    </style:style>
    <style:style style:name="T11_188" style:family="text">
      <style:text-properties fo:background-color="#ffffff"/>
    </style:style>
    <style:style style:name="T11_189" style:family="text">
      <style:text-properties fo:background-color="#ffffff"/>
    </style:style>
    <style:style style:name="T11_190" style:family="text">
      <style:text-properties fo:background-color="#ffffff"/>
    </style:style>
    <style:style style:name="T11_191" style:family="text">
      <style:text-properties fo:background-color="#ffffff"/>
    </style:style>
    <style:style style:name="T11_192" style:family="text">
      <style:text-properties fo:background-color="#ffffff"/>
    </style:style>
    <style:style style:name="T11_193" style:family="text">
      <style:text-properties fo:background-color="#ffffff"/>
    </style:style>
    <style:style style:name="T11_194" style:family="text">
      <style:text-properties fo:background-color="#ffffff"/>
    </style:style>
    <style:style style:name="T11_195" style:family="text">
      <style:text-properties fo:background-color="#ffffff"/>
    </style:style>
    <style:style style:name="T11_196" style:family="text">
      <style:text-properties fo:background-color="#ffffff"/>
    </style:style>
    <style:style style:name="T11_197" style:family="text">
      <style:text-properties fo:background-color="#ffffff"/>
    </style:style>
    <style:style style:name="T11_198" style:family="text">
      <style:text-properties fo:background-color="#ffffff"/>
    </style:style>
    <style:style style:name="T11_199" style:family="text">
      <style:text-properties fo:background-color="#ffffff"/>
    </style:style>
    <style:style style:name="T11_200" style:family="text">
      <style:text-properties fo:background-color="#ffffff"/>
    </style:style>
    <style:style style:name="T11_201" style:family="text">
      <style:text-properties fo:background-color="#ffffff"/>
    </style:style>
    <style:style style:name="T11_202" style:family="text">
      <style:text-properties fo:background-color="#ffffff"/>
    </style:style>
    <style:style style:name="T11_203" style:family="text">
      <style:text-properties fo:background-color="#ffffff"/>
    </style:style>
    <style:style style:name="T11_204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T15_83" style:family="text">
      <style:text-properties fo:background-color="#ffffff"/>
    </style:style>
    <style:style style:name="T15_84" style:family="text">
      <style:text-properties fo:background-color="#ffffff"/>
    </style:style>
    <style:style style:name="T15_85" style:family="text">
      <style:text-properties fo:background-color="#ffffff"/>
    </style:style>
    <style:style style:name="T15_86" style:family="text">
      <style:text-properties fo:background-color="#ffffff"/>
    </style:style>
    <style:style style:name="T15_87" style:family="text">
      <style:text-properties fo:background-color="#ffffff"/>
    </style:style>
    <style:style style:name="T15_88" style:family="text">
      <style:text-properties fo:background-color="#ffffff"/>
    </style:style>
    <style:style style:name="T15_89" style:family="text">
      <style:text-properties fo:background-color="#ffffff"/>
    </style:style>
    <style:style style:name="T15_90" style:family="text">
      <style:text-properties fo:background-color="#ffffff"/>
    </style:style>
    <style:style style:name="T15_91" style:family="text">
      <style:text-properties fo:background-color="#ffffff"/>
    </style:style>
    <style:style style:name="T15_92" style:family="text">
      <style:text-properties fo:background-color="#ffffff"/>
    </style:style>
    <style:style style:name="T15_93" style:family="text">
      <style:text-properties fo:background-color="#ffffff"/>
    </style:style>
    <style:style style:name="T15_94" style:family="text">
      <style:text-properties fo:background-color="#ffffff"/>
    </style:style>
    <style:style style:name="T15_95" style:family="text">
      <style:text-properties fo:background-color="#ffffff"/>
    </style:style>
    <style:style style:name="T15_96" style:family="text">
      <style:text-properties fo:background-color="#ffffff"/>
    </style:style>
    <style:style style:name="T15_97" style:family="text">
      <style:text-properties fo:background-color="#ffffff"/>
    </style:style>
    <style:style style:name="T15_98" style:family="text">
      <style:text-properties fo:background-color="#ffffff"/>
    </style:style>
    <style:style style:name="T15_99" style:family="text">
      <style:text-properties fo:background-color="#ffffff"/>
    </style:style>
    <style:style style:name="T15_100" style:family="text">
      <style:text-properties fo:background-color="#ffffff"/>
    </style:style>
    <style:style style:name="T15_101" style:family="text">
      <style:text-properties fo:background-color="#ffffff"/>
    </style:style>
    <style:style style:name="T15_102" style:family="text">
      <style:text-properties fo:background-color="#ffffff"/>
    </style:style>
    <style:style style:name="T15_103" style:family="text">
      <style:text-properties fo:background-color="#ffffff"/>
    </style:style>
    <style:style style:name="T15_104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T19_9" style:family="text">
      <style:text-properties fo:background-color="#ffffff"/>
    </style:style>
    <style:style style:name="T19_10" style:family="text">
      <style:text-properties fo:background-color="#ffffff"/>
    </style:style>
    <style:style style:name="T19_11" style:family="text">
      <style:text-properties fo:background-color="#ffffff"/>
    </style:style>
    <style:style style:name="T19_12" style:family="text">
      <style:text-properties fo:background-color="#ffffff"/>
    </style:style>
    <style:style style:name="T19_13" style:family="text">
      <style:text-properties fo:background-color="#ffffff"/>
    </style:style>
    <style:style style:name="T19_14" style:family="text">
      <style:text-properties fo:background-color="#ffffff"/>
    </style:style>
    <style:style style:name="T19_15" style:family="text">
      <style:text-properties fo:background-color="#ffffff"/>
    </style:style>
    <style:style style:name="T19_16" style:family="text">
      <style:text-properties fo:background-color="#ffffff"/>
    </style:style>
    <style:style style:name="T19_17" style:family="text">
      <style:text-properties fo:background-color="#ffffff"/>
    </style:style>
    <style:style style:name="T19_18" style:family="text">
      <style:text-properties fo:background-color="#ffffff"/>
    </style:style>
    <style:style style:name="T19_19" style:family="text">
      <style:text-properties fo:background-color="#ffffff"/>
    </style:style>
    <style:style style:name="T19_20" style:family="text">
      <style:text-properties fo:background-color="#ffffff"/>
    </style:style>
    <style:style style:name="T19_21" style:family="text">
      <style:text-properties fo:background-color="#ffffff"/>
    </style:style>
    <style:style style:name="T19_22" style:family="text">
      <style:text-properties fo:background-color="#ffffff"/>
    </style:style>
    <style:style style:name="T19_23" style:family="text">
      <style:text-properties fo:background-color="#ffffff"/>
    </style:style>
    <style:style style:name="T19_24" style:family="text">
      <style:text-properties fo:background-color="#ffffff"/>
    </style:style>
    <style:style style:name="T19_25" style:family="text">
      <style:text-properties fo:background-color="#ffffff"/>
    </style:style>
    <style:style style:name="T19_26" style:family="text">
      <style:text-properties fo:background-color="#ffffff"/>
    </style:style>
    <style:style style:name="T19_27" style:family="text">
      <style:text-properties fo:background-color="#ffffff"/>
    </style:style>
    <style:style style:name="T19_28" style:family="text">
      <style:text-properties fo:background-color="#ffffff" fo:font-style="italic" style:font-style-asian="italic" style:font-style-complex="italic"/>
    </style:style>
    <style:style style:name="T19_29" style:family="text">
      <style:text-properties fo:background-color="#ffffff" fo:font-style="italic" style:font-style-asian="italic" style:font-style-complex="italic"/>
    </style:style>
    <style:style style:name="T19_30" style:family="text">
      <style:text-properties fo:background-color="#ffffff" fo:font-style="italic" style:font-style-asian="italic" style:font-style-complex="italic"/>
    </style:style>
    <style:style style:name="T19_31" style:family="text">
      <style:text-properties fo:background-color="#ffffff"/>
    </style:style>
    <style:style style:name="T19_32" style:family="text">
      <style:text-properties fo:background-color="#ffffff"/>
    </style:style>
    <style:style style:name="T19_33" style:family="text">
      <style:text-properties fo:background-color="#ffffff"/>
    </style:style>
    <style:style style:name="T19_34" style:family="text">
      <style:text-properties fo:background-color="#ffffff"/>
    </style:style>
    <style:style style:name="T19_35" style:family="text">
      <style:text-properties fo:background-color="#ffffff"/>
    </style:style>
    <style:style style:name="T19_36" style:family="text">
      <style:text-properties fo:background-color="#ffffff"/>
    </style:style>
    <style:style style:name="T19_37" style:family="text">
      <style:text-properties fo:background-color="#ffffff"/>
    </style:style>
    <style:style style:name="T19_38" style:family="text">
      <style:text-properties fo:background-color="#ffffff"/>
    </style:style>
    <style:style style:name="T19_39" style:family="text">
      <style:text-properties fo:background-color="#ffffff"/>
    </style:style>
    <style:style style:name="T19_40" style:family="text">
      <style:text-properties fo:background-color="#ffffff"/>
    </style:style>
    <style:style style:name="T19_41" style:family="text">
      <style:text-properties fo:background-color="#ffffff"/>
    </style:style>
    <style:style style:name="T19_42" style:family="text">
      <style:text-properties fo:background-color="#ffffff"/>
    </style:style>
    <style:style style:name="T19_43" style:family="text">
      <style:text-properties fo:background-color="#ffffff"/>
    </style:style>
    <style:style style:name="T19_44" style:family="text">
      <style:text-properties fo:background-color="#ffffff"/>
    </style:style>
    <style:style style:name="T19_45" style:family="text">
      <style:text-properties fo:background-color="#ffffff"/>
    </style:style>
    <style:style style:name="T19_46" style:family="text">
      <style:text-properties fo:background-color="#ffffff"/>
    </style:style>
    <style:style style:name="T19_47" style:family="text">
      <style:text-properties fo:background-color="#ffffff"/>
    </style:style>
    <style:style style:name="T19_48" style:family="text">
      <style:text-properties fo:background-color="#ffffff"/>
    </style:style>
    <style:style style:name="T19_49" style:family="text">
      <style:text-properties fo:background-color="#ffffff"/>
    </style:style>
    <style:style style:name="T19_50" style:family="text">
      <style:text-properties fo:background-color="#ffffff"/>
    </style:style>
    <style:style style:name="T19_51" style:family="text">
      <style:text-properties fo:background-color="#ffffff"/>
    </style:style>
    <style:style style:name="T19_52" style:family="text">
      <style:text-properties fo:background-color="#ffffff"/>
    </style:style>
    <style:style style:name="T19_53" style:family="text">
      <style:text-properties fo:background-color="#ffffff"/>
    </style:style>
    <style:style style:name="T19_54" style:family="text">
      <style:text-properties fo:background-color="#ffffff"/>
    </style:style>
    <style:style style:name="T19_55" style:family="text">
      <style:text-properties fo:background-color="#ffffff"/>
    </style:style>
    <style:style style:name="T19_56" style:family="text">
      <style:text-properties fo:background-color="#ffffff"/>
    </style:style>
    <style:style style:name="T19_57" style:family="text">
      <style:text-properties fo:background-color="#ffffff"/>
    </style:style>
    <style:style style:name="T19_58" style:family="text">
      <style:text-properties fo:background-color="#ffffff"/>
    </style:style>
    <style:style style:name="T19_59" style:family="text">
      <style:text-properties fo:background-color="#ffffff"/>
    </style:style>
    <style:style style:name="T19_60" style:family="text">
      <style:text-properties fo:background-color="#ffffff"/>
    </style:style>
    <style:style style:name="T19_61" style:family="text">
      <style:text-properties fo:background-color="#ffffff"/>
    </style:style>
    <style:style style:name="T19_62" style:family="text">
      <style:text-properties fo:background-color="#ffffff"/>
    </style:style>
    <style:style style:name="T19_63" style:family="text">
      <style:text-properties fo:background-color="#ffffff"/>
    </style:style>
    <style:style style:name="T19_64" style:family="text">
      <style:text-properties fo:background-color="#ffffff"/>
    </style:style>
    <style:style style:name="T19_65" style:family="text">
      <style:text-properties fo:background-color="#ffffff"/>
    </style:style>
    <style:style style:name="T19_66" style:family="text">
      <style:text-properties fo:background-color="#ffffff"/>
    </style:style>
    <style:style style:name="T19_67" style:family="text">
      <style:text-properties fo:background-color="#ffffff"/>
    </style:style>
    <style:style style:name="T19_68" style:family="text">
      <style:text-properties fo:background-color="#ffffff"/>
    </style:style>
    <style:style style:name="T19_69" style:family="text">
      <style:text-properties fo:background-color="#ffffff"/>
    </style:style>
    <style:style style:name="T19_70" style:family="text">
      <style:text-properties fo:background-color="#ffffff"/>
    </style:style>
    <style:style style:name="T19_71" style:family="text">
      <style:text-properties fo:background-color="#ffffff"/>
    </style:style>
    <style:style style:name="T19_72" style:family="text">
      <style:text-properties fo:background-color="#ffffff"/>
    </style:style>
    <style:style style:name="T19_73" style:family="text">
      <style:text-properties fo:background-color="#ffffff"/>
    </style:style>
    <style:style style:name="T19_74" style:family="text">
      <style:text-properties fo:background-color="#ffffff"/>
    </style:style>
    <style:style style:name="T19_75" style:family="text">
      <style:text-properties fo:background-color="#ffffff"/>
    </style:style>
    <style:style style:name="T19_76" style:family="text">
      <style:text-properties fo:background-color="#ffffff"/>
    </style:style>
    <style:style style:name="T19_77" style:family="text">
      <style:text-properties fo:background-color="#ffffff"/>
    </style:style>
    <style:style style:name="T19_78" style:family="text">
      <style:text-properties fo:background-color="#ffffff"/>
    </style:style>
    <style:style style:name="T19_79" style:family="text">
      <style:text-properties fo:background-color="#ffffff"/>
    </style:style>
    <style:style style:name="T19_80" style:family="text">
      <style:text-properties fo:background-color="#ffffff"/>
    </style:style>
    <style:style style:name="T19_81" style:family="text">
      <style:text-properties fo:background-color="#ffffff"/>
    </style:style>
    <style:style style:name="T19_82" style:family="text">
      <style:text-properties fo:background-color="#ffffff"/>
    </style:style>
    <style:style style:name="T19_83" style:family="text">
      <style:text-properties fo:background-color="#ffffff"/>
    </style:style>
    <style:style style:name="T19_84" style:family="text">
      <style:text-properties fo:background-color="#ffffff"/>
    </style:style>
    <style:style style:name="T19_85" style:family="text"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/>
    </style:style>
    <style:style style:name="T21_2" style:family="text">
      <style:text-properties fo:background-color="#ffffff"/>
    </style:style>
    <style:style style:name="T21_3" style:family="text">
      <style:text-properties fo:background-color="#ffffff"/>
    </style:style>
    <style:style style:name="T21_4" style:family="text">
      <style:text-properties fo:background-color="#ffffff"/>
    </style:style>
    <style:style style:name="T21_5" style:family="text">
      <style:text-properties fo:background-color="#ffffff"/>
    </style:style>
    <style:style style:name="T21_6" style:family="text">
      <style:text-properties fo:background-color="#ffffff"/>
    </style:style>
    <style:style style:name="T21_7" style:family="text">
      <style:text-properties fo:background-color="#ffffff"/>
    </style:style>
    <style:style style:name="T21_8" style:family="text">
      <style:text-properties fo:background-color="#ffffff"/>
    </style:style>
    <style:style style:name="T21_9" style:family="text">
      <style:text-properties fo:background-color="#ffffff"/>
    </style:style>
    <style:style style:name="T21_10" style:family="text">
      <style:text-properties fo:background-color="#ffffff"/>
    </style:style>
    <style:style style:name="T21_11" style:family="text">
      <style:text-properties fo:background-color="#ffffff"/>
    </style:style>
    <style:style style:name="T21_12" style:family="text">
      <style:text-properties fo:background-color="#ffffff"/>
    </style:style>
    <style:style style:name="T21_13" style:family="text">
      <style:text-properties fo:background-color="#ffffff"/>
    </style:style>
    <style:style style:name="T21_14" style:family="text">
      <style:text-properties fo:background-color="#ffffff"/>
    </style:style>
    <style:style style:name="T21_15" style:family="text">
      <style:text-properties fo:background-color="#ffffff"/>
    </style:style>
    <style:style style:name="T21_16" style:family="text">
      <style:text-properties fo:background-color="#ffffff"/>
    </style:style>
    <style:style style:name="T21_17" style:family="text">
      <style:text-properties fo:background-color="#ffffff"/>
    </style:style>
    <style:style style:name="T21_18" style:family="text">
      <style:text-properties fo:background-color="#ffffff"/>
    </style:style>
    <style:style style:name="T21_19" style:family="text">
      <style:text-properties fo:background-color="#ffffff"/>
    </style:style>
    <style:style style:name="T21_20" style:family="text">
      <style:text-properties fo:background-color="#ffffff"/>
    </style:style>
    <style:style style:name="T21_21" style:family="text">
      <style:text-properties fo:background-color="#ffffff"/>
    </style:style>
    <style:style style:name="T21_22" style:family="text">
      <style:text-properties fo:background-color="#ffffff"/>
    </style:style>
    <style:style style:name="T21_23" style:family="text">
      <style:text-properties fo:background-color="#ffffff"/>
    </style:style>
    <style:style style:name="T21_24" style:family="text">
      <style:text-properties fo:background-color="#ffffff"/>
    </style:style>
    <style:style style:name="T21_25" style:family="text">
      <style:text-properties fo:background-color="#ffffff"/>
    </style:style>
    <style:style style:name="T21_26" style:family="text">
      <style:text-properties fo:background-color="#ffffff"/>
    </style:style>
    <style:style style:name="T21_27" style:family="text">
      <style:text-properties fo:background-color="#ffffff"/>
    </style:style>
    <style:style style:name="T21_28" style:family="text">
      <style:text-properties fo:background-color="#ffffff"/>
    </style:style>
    <style:style style:name="T21_29" style:family="text">
      <style:text-properties fo:background-color="#ffffff"/>
    </style:style>
    <style:style style:name="T21_30" style:family="text">
      <style:text-properties fo:background-color="#ffffff"/>
    </style:style>
    <style:style style:name="T21_31" style:family="text">
      <style:text-properties fo:background-color="#ffffff"/>
    </style:style>
    <style:style style:name="T21_32" style:family="text">
      <style:text-properties fo:background-color="#ffffff"/>
    </style:style>
    <style:style style:name="T21_33" style:family="text">
      <style:text-properties fo:background-color="#ffffff"/>
    </style:style>
    <style:style style:name="T21_34" style:family="text">
      <style:text-properties fo:background-color="#ffffff"/>
    </style:style>
    <style:style style:name="T21_35" style:family="text">
      <style:text-properties fo:background-color="#ffffff"/>
    </style:style>
    <style:style style:name="T21_36" style:family="text">
      <style:text-properties fo:background-color="#ffffff"/>
    </style:style>
    <style:style style:name="T21_37" style:family="text">
      <style:text-properties fo:background-color="#ffffff"/>
    </style:style>
    <style:style style:name="T21_38" style:family="text">
      <style:text-properties fo:background-color="#ffffff"/>
    </style:style>
    <style:style style:name="T21_39" style:family="text">
      <style:text-properties fo:background-color="#ffffff"/>
    </style:style>
    <style:style style:name="T21_40" style:family="text">
      <style:text-properties fo:background-color="#ffffff"/>
    </style:style>
    <style:style style:name="T21_41" style:family="text">
      <style:text-properties fo:background-color="#ffffff"/>
    </style:style>
    <style:style style:name="T21_42" style:family="text">
      <style:text-properties fo:background-color="#ffffff"/>
    </style:style>
    <style:style style:name="T21_43" style:family="text">
      <style:text-properties fo:background-color="#ffffff"/>
    </style:style>
    <style:style style:name="T21_44" style:family="text">
      <style:text-properties fo:background-color="#ffffff"/>
    </style:style>
    <style:style style:name="T21_45" style:family="text">
      <style:text-properties fo:background-color="#ffffff"/>
    </style:style>
    <style:style style:name="T21_46" style:family="text">
      <style:text-properties fo:background-color="#ffffff"/>
    </style:style>
    <style:style style:name="T21_47" style:family="text">
      <style:text-properties fo:background-color="#ffffff"/>
    </style:style>
    <style:style style:name="T21_48" style:family="text">
      <style:text-properties fo:background-color="#ffffff"/>
    </style:style>
    <style:style style:name="T21_49" style:family="text">
      <style:text-properties fo:background-color="#ffffff"/>
    </style:style>
    <style:style style:name="T21_50" style:family="text">
      <style:text-properties fo:background-color="#ffffff"/>
    </style:style>
    <style:style style:name="T21_51" style:family="text">
      <style:text-properties fo:background-color="#ffffff"/>
    </style:style>
    <style:style style:name="T21_52" style:family="text">
      <style:text-properties fo:background-color="#ffffff"/>
    </style:style>
    <style:style style:name="T21_53" style:family="text">
      <style:text-properties fo:background-color="#ffffff"/>
    </style:style>
    <style:style style:name="T21_54" style:family="text">
      <style:text-properties fo:background-color="#ffffff"/>
    </style:style>
    <style:style style:name="T21_55" style:family="text">
      <style:text-properties fo:background-color="#ffffff"/>
    </style:style>
    <style:style style:name="T21_56" style:family="text">
      <style:text-properties fo:background-color="#ffffff"/>
    </style:style>
    <style:style style:name="T21_57" style:family="text">
      <style:text-properties fo:background-color="#ffffff"/>
    </style:style>
    <style:style style:name="T21_58" style:family="text">
      <style:text-properties fo:background-color="#ffffff"/>
    </style:style>
    <style:style style:name="T21_59" style:family="text">
      <style:text-properties fo:background-color="#ffffff"/>
    </style:style>
    <style:style style:name="T21_60" style:family="text">
      <style:text-properties fo:background-color="#ffffff"/>
    </style:style>
    <style:style style:name="T21_61" style:family="text">
      <style:text-properties fo:background-color="#ffffff"/>
    </style:style>
    <style:style style:name="T21_62" style:family="text">
      <style:text-properties fo:background-color="#ffffff"/>
    </style:style>
    <style:style style:name="T21_63" style:family="text">
      <style:text-properties fo:background-color="#ffffff"/>
    </style:style>
    <style:style style:name="T21_64" style:family="text">
      <style:text-properties fo:background-color="#ffffff"/>
    </style:style>
    <style:style style:name="T21_65" style:family="text">
      <style:text-properties fo:background-color="#ffffff"/>
    </style:style>
    <style:style style:name="T21_66" style:family="text">
      <style:text-properties fo:background-color="#ffffff"/>
    </style:style>
    <style:style style:name="T21_67" style:family="text">
      <style:text-properties fo:background-color="#ffffff"/>
    </style:style>
    <style:style style:name="T21_68" style:family="text">
      <style:text-properties fo:background-color="#ffffff"/>
    </style:style>
    <style:style style:name="T21_69" style:family="text">
      <style:text-properties fo:background-color="#ffffff"/>
    </style:style>
    <style:style style:name="T21_70" style:family="text">
      <style:text-properties fo:background-color="#ffffff"/>
    </style:style>
    <style:style style:name="T21_71" style:family="text">
      <style:text-properties fo:background-color="#ffffff"/>
    </style:style>
    <style:style style:name="T21_72" style:family="text">
      <style:text-properties fo:background-color="#ffffff"/>
    </style:style>
    <style:style style:name="T21_73" style:family="text">
      <style:text-properties fo:background-color="#ffffff"/>
    </style:style>
    <style:style style:name="T21_74" style:family="text">
      <style:text-properties fo:background-color="#ffffff"/>
    </style:style>
    <style:style style:name="T21_75" style:family="text">
      <style:text-properties fo:background-color="#ffffff"/>
    </style:style>
    <style:style style:name="T21_76" style:family="text">
      <style:text-properties fo:background-color="#ffffff"/>
    </style:style>
    <style:style style:name="T21_77" style:family="text">
      <style:text-properties fo:background-color="#ffffff"/>
    </style:style>
    <style:style style:name="T21_78" style:family="text">
      <style:text-properties fo:background-color="#ffffff"/>
    </style:style>
    <style:style style:name="T21_79" style:family="text">
      <style:text-properties fo:background-color="#ffffff" fo:font-style="italic" style:font-style-asian="italic" style:font-style-complex="italic"/>
    </style:style>
    <style:style style:name="T21_80" style:family="text">
      <style:text-properties fo:background-color="#ffffff" fo:font-style="italic" style:font-style-asian="italic" style:font-style-complex="italic"/>
    </style:style>
    <style:style style:name="T21_81" style:family="text">
      <style:text-properties fo:background-color="#ffffff" fo:font-style="italic" style:font-style-asian="italic" style:font-style-complex="italic"/>
    </style:style>
    <style:style style:name="T21_82" style:family="text">
      <style:text-properties fo:background-color="#ffffff" fo:font-style="italic" style:font-style-asian="italic" style:font-style-complex="italic"/>
    </style:style>
    <style:style style:name="T21_83" style:family="text">
      <style:text-properties fo:background-color="#ffffff" fo:font-style="italic" style:font-style-asian="italic" style:font-style-complex="italic"/>
    </style:style>
    <style:style style:name="T21_84" style:family="text">
      <style:text-properties fo:background-color="#ffffff" fo:font-style="italic" style:font-style-asian="italic" style:font-style-complex="italic"/>
    </style:style>
    <style:style style:name="T21_85" style:family="text">
      <style:text-properties fo:background-color="#ffffff" fo:font-style="italic" style:font-style-asian="italic" style:font-style-complex="italic"/>
    </style:style>
    <style:style style:name="T21_86" style:family="text">
      <style:text-properties fo:background-color="#ffffff" fo:font-style="italic" style:font-style-asian="italic" style:font-style-complex="italic"/>
    </style:style>
    <style:style style:name="T21_87" style:family="text">
      <style:text-properties fo:background-color="#ffffff" fo:font-style="italic" style:font-style-asian="italic" style:font-style-complex="italic"/>
    </style:style>
    <style:style style:name="T21_88" style:family="text">
      <style:text-properties fo:background-color="#ffffff" fo:font-style="italic" style:font-style-asian="italic" style:font-style-complex="italic"/>
    </style:style>
    <style:style style:name="T21_89" style:family="text">
      <style:text-properties fo:background-color="#ffffff" fo:font-style="italic" style:font-style-asian="italic" style:font-style-complex="italic"/>
    </style:style>
    <style:style style:name="T21_90" style:family="text">
      <style:text-properties fo:background-color="#ffffff" fo:font-style="italic" style:font-style-asian="italic" style:font-style-complex="italic"/>
    </style:style>
    <style:style style:name="T21_91" style:family="text">
      <style:text-properties fo:background-color="#ffffff" fo:font-style="italic" style:font-style-asian="italic" style:font-style-complex="italic"/>
    </style:style>
    <style:style style:name="T21_92" style:family="text">
      <style:text-properties fo:background-color="#ffffff" fo:font-style="italic" style:font-style-asian="italic" style:font-style-complex="italic"/>
    </style:style>
    <style:style style:name="T21_93" style:family="text">
      <style:text-properties fo:background-color="#ffffff" fo:font-style="italic" style:font-style-asian="italic" style:font-style-complex="italic"/>
    </style:style>
    <style:style style:name="T21_94" style:family="text">
      <style:text-properties fo:background-color="#ffffff" fo:font-style="italic" style:font-style-asian="italic" style:font-style-complex="italic"/>
    </style:style>
    <style:style style:name="T21_95" style:family="text">
      <style:text-properties fo:background-color="#ffffff" fo:font-style="italic" style:font-style-asian="italic" style:font-style-complex="italic"/>
    </style:style>
    <style:style style:name="T21_96" style:family="text">
      <style:text-properties fo:background-color="#ffffff" fo:font-style="italic" style:font-style-asian="italic" style:font-style-complex="italic"/>
    </style:style>
    <style:style style:name="T21_97" style:family="text">
      <style:text-properties fo:background-color="#ffffff" fo:font-style="italic" style:font-style-asian="italic" style:font-style-complex="italic"/>
    </style:style>
    <style:style style:name="T21_98" style:family="text">
      <style:text-properties fo:background-color="#ffffff" fo:font-style="italic" style:font-style-asian="italic" style:font-style-complex="italic"/>
    </style:style>
    <style:style style:name="T21_99" style:family="text">
      <style:text-properties fo:background-color="#ffffff" fo:font-style="italic" style:font-style-asian="italic" style:font-style-complex="italic"/>
    </style:style>
    <style:style style:name="T21_100" style:family="text">
      <style:text-properties fo:background-color="#ffffff" fo:font-style="italic" style:font-style-asian="italic" style:font-style-complex="italic"/>
    </style:style>
    <style:style style:name="T21_101" style:family="text">
      <style:text-properties fo:background-color="#ffffff"/>
    </style:style>
    <style:style style:name="T21_102" style:family="text">
      <style:text-properties fo:background-color="#ffffff"/>
    </style:style>
    <style:style style:name="T21_103" style:family="text">
      <style:text-properties fo:background-color="#ffffff"/>
    </style:style>
    <style:style style:name="T21_104" style:family="text">
      <style:text-properties fo:background-color="#ffffff"/>
    </style:style>
    <style:style style:name="T21_105" style:family="text">
      <style:text-properties fo:background-color="#ffffff"/>
    </style:style>
    <style:style style:name="T21_106" style:family="text">
      <style:text-properties fo:background-color="#ffffff"/>
    </style:style>
    <style:style style:name="T21_107" style:family="text">
      <style:text-properties fo:background-color="#ffffff"/>
    </style:style>
    <style:style style:name="T21_108" style:family="text">
      <style:text-properties fo:background-color="#ffffff"/>
    </style:style>
    <style:style style:name="T21_109" style:family="text">
      <style:text-properties fo:background-color="#ffffff"/>
    </style:style>
    <style:style style:name="T21_110" style:family="text">
      <style:text-properties fo:background-color="#ffffff"/>
    </style:style>
    <style:style style:name="T21_111" style:family="text">
      <style:text-properties fo:background-color="#ffffff"/>
    </style:style>
    <style:style style:name="T21_112" style:family="text">
      <style:text-properties fo:background-color="#ffffff"/>
    </style:style>
    <style:style style:name="T21_113" style:family="text">
      <style:text-properties fo:background-color="#ffffff"/>
    </style:style>
    <style:style style:name="T21_114" style:family="text">
      <style:text-properties fo:background-color="#ffffff"/>
    </style:style>
    <style:style style:name="T21_115" style:family="text">
      <style:text-properties fo:background-color="#ffffff"/>
    </style:style>
    <style:style style:name="T21_116" style:family="text">
      <style:text-properties fo:background-color="#ffffff"/>
    </style:style>
    <style:style style:name="T21_117" style:family="text">
      <style:text-properties fo:background-color="#ffffff"/>
    </style:style>
    <style:style style:name="T21_118" style:family="text">
      <style:text-properties fo:background-color="#ffffff"/>
    </style:style>
    <style:style style:name="T21_119" style:family="text">
      <style:text-properties fo:background-color="#ffffff"/>
    </style:style>
    <style:style style:name="T21_120" style:family="text">
      <style:text-properties fo:background-color="#ffffff"/>
    </style:style>
    <style:style style:name="T21_121" style:family="text">
      <style:text-properties fo:background-color="#ffffff"/>
    </style:style>
    <style:style style:name="T21_122" style:family="text">
      <style:text-properties fo:background-color="#ffffff"/>
    </style:style>
    <style:style style:name="T21_123" style:family="text">
      <style:text-properties fo:background-color="#ffffff"/>
    </style:style>
    <style:style style:name="T21_124" style:family="text">
      <style:text-properties fo:background-color="#ffffff"/>
    </style:style>
    <style:style style:name="T21_125" style:family="text">
      <style:text-properties fo:background-color="#ffffff"/>
    </style:style>
    <style:style style:name="T21_126" style:family="text">
      <style:text-properties fo:background-color="#ffffff"/>
    </style:style>
    <style:style style:name="T21_127" style:family="text">
      <style:text-properties fo:background-color="#ffffff"/>
    </style:style>
    <style:style style:name="T21_128" style:family="text">
      <style:text-properties fo:background-color="#ffffff"/>
    </style:style>
    <style:style style:name="T21_129" style:family="text">
      <style:text-properties fo:background-color="#ffffff"/>
    </style:style>
    <style:style style:name="T21_130" style:family="text">
      <style:text-properties fo:background-color="#ffffff"/>
    </style:style>
    <style:style style:name="T21_131" style:family="text">
      <style:text-properties fo:background-color="#ffffff"/>
    </style:style>
    <style:style style:name="T21_132" style:family="text">
      <style:text-properties fo:background-color="#ffffff"/>
    </style:style>
    <style:style style:name="T21_133" style:family="text">
      <style:text-properties fo:background-color="#ffffff"/>
    </style:style>
    <style:style style:name="T21_134" style:family="text">
      <style:text-properties fo:background-color="#ffffff"/>
    </style:style>
    <style:style style:name="T21_135" style:family="text">
      <style:text-properties fo:background-color="#ffffff"/>
    </style:style>
    <style:style style:name="T21_136" style:family="text">
      <style:text-properties fo:background-color="#ffffff"/>
    </style:style>
    <style:style style:name="T21_137" style:family="text">
      <style:text-properties fo:background-color="#ffffff"/>
    </style:style>
    <style:style style:name="T21_138" style:family="text">
      <style:text-properties fo:background-color="#ffffff"/>
    </style:style>
    <style:style style:name="T21_139" style:family="text">
      <style:text-properties fo:background-color="#ffffff"/>
    </style:style>
    <style:style style:name="T21_140" style:family="text">
      <style:text-properties fo:background-color="#ffffff"/>
    </style:style>
    <style:style style:name="T21_141" style:family="text">
      <style:text-properties fo:background-color="#ffffff"/>
    </style:style>
    <style:style style:name="T21_142" style:family="text">
      <style:text-properties fo:background-color="#ffffff"/>
    </style:style>
    <style:style style:name="T21_143" style:family="text">
      <style:text-properties fo:background-color="#ffffff"/>
    </style:style>
    <style:style style:name="T21_144" style:family="text">
      <style:text-properties fo:background-color="#ffffff"/>
    </style:style>
    <style:style style:name="T21_145" style:family="text">
      <style:text-properties fo:background-color="#ffffff"/>
    </style:style>
    <style:style style:name="T21_146" style:family="text">
      <style:text-properties fo:background-color="#ffffff"/>
    </style:style>
    <style:style style:name="T21_147" style:family="text">
      <style:text-properties fo:background-color="#ffffff"/>
    </style:style>
    <style:style style:name="T21_148" style:family="text">
      <style:text-properties fo:background-color="#ffffff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  <style:style style:name="T23_25" style:family="text">
      <style:text-properties fo:background-color="#ffffff"/>
    </style:style>
    <style:style style:name="T23_26" style:family="text">
      <style:text-properties fo:background-color="#ffffff"/>
    </style:style>
    <style:style style:name="T23_27" style:family="text">
      <style:text-properties fo:background-color="#ffffff"/>
    </style:style>
    <style:style style:name="T23_28" style:family="text">
      <style:text-properties fo:background-color="#ffffff"/>
    </style:style>
    <style:style style:name="T23_29" style:family="text">
      <style:text-properties fo:background-color="#ffffff"/>
    </style:style>
    <style:style style:name="T23_30" style:family="text">
      <style:text-properties fo:background-color="#ffffff"/>
    </style:style>
    <style:style style:name="T23_31" style:family="text">
      <style:text-properties fo:background-color="#ffffff"/>
    </style:style>
    <style:style style:name="T23_32" style:family="text">
      <style:text-properties fo:background-color="#ffffff"/>
    </style:style>
    <style:style style:name="T23_33" style:family="text">
      <style:text-properties fo:background-color="#ffffff"/>
    </style:style>
    <style:style style:name="T23_34" style:family="text">
      <style:text-properties fo:background-color="#ffffff"/>
    </style:style>
    <style:style style:name="T23_35" style:family="text">
      <style:text-properties fo:background-color="#ffffff"/>
    </style:style>
    <style:style style:name="T23_36" style:family="text">
      <style:text-properties fo:background-color="#ffffff"/>
    </style:style>
    <style:style style:name="T23_37" style:family="text">
      <style:text-properties fo:background-color="#ffffff"/>
    </style:style>
    <style:style style:name="T23_38" style:family="text">
      <style:text-properties fo:background-color="#ffffff"/>
    </style:style>
    <style:style style:name="T23_39" style:family="text">
      <style:text-properties fo:background-color="#ffffff"/>
    </style:style>
    <style:style style:name="T23_40" style:family="text">
      <style:text-properties fo:background-color="#ffffff"/>
    </style:style>
    <style:style style:name="T23_41" style:family="text">
      <style:text-properties fo:background-color="#ffffff"/>
    </style:style>
    <style:style style:name="T23_42" style:family="text">
      <style:text-properties fo:background-color="#ffffff"/>
    </style:style>
    <style:style style:name="T23_43" style:family="text">
      <style:text-properties fo:background-color="#ffffff"/>
    </style:style>
    <style:style style:name="T23_44" style:family="text">
      <style:text-properties fo:background-color="#ffffff"/>
    </style:style>
    <style:style style:name="T23_45" style:family="text">
      <style:text-properties fo:background-color="#ffffff"/>
    </style:style>
    <style:style style:name="T23_46" style:family="text">
      <style:text-properties fo:background-color="#ffffff"/>
    </style:style>
    <style:style style:name="T23_47" style:family="text">
      <style:text-properties fo:background-color="#ffffff"/>
    </style:style>
    <style:style style:name="T23_48" style:family="text">
      <style:text-properties fo:background-color="#ffffff"/>
    </style:style>
    <style:style style:name="T23_49" style:family="text">
      <style:text-properties fo:background-color="#ffffff"/>
    </style:style>
    <style:style style:name="T23_50" style:family="text">
      <style:text-properties fo:background-color="#ffffff"/>
    </style:style>
    <style:style style:name="T23_51" style:family="text">
      <style:text-properties fo:background-color="#ffffff"/>
    </style:style>
    <style:style style:name="T23_52" style:family="text">
      <style:text-properties fo:background-color="#ffffff"/>
    </style:style>
    <style:style style:name="T23_53" style:family="text">
      <style:text-properties fo:background-color="#ffffff"/>
    </style:style>
    <style:style style:name="T23_54" style:family="text">
      <style:text-properties fo:background-color="#ffffff"/>
    </style:style>
    <style:style style:name="T23_55" style:family="text">
      <style:text-properties fo:background-color="#ffffff"/>
    </style:style>
    <style:style style:name="T23_56" style:family="text">
      <style:text-properties fo:background-color="#ffffff"/>
    </style:style>
    <style:style style:name="T23_57" style:family="text">
      <style:text-properties fo:background-color="#ffffff"/>
    </style:style>
    <style:style style:name="T23_58" style:family="text">
      <style:text-properties fo:background-color="#ffffff"/>
    </style:style>
    <style:style style:name="T23_59" style:family="text">
      <style:text-properties fo:background-color="#ffffff"/>
    </style:style>
    <style:style style:name="T23_60" style:family="text">
      <style:text-properties fo:background-color="#ffffff"/>
    </style:style>
    <style:style style:name="T23_61" style:family="text">
      <style:text-properties fo:background-color="#ffffff"/>
    </style:style>
    <style:style style:name="T23_62" style:family="text">
      <style:text-properties fo:background-color="#ffffff"/>
    </style:style>
    <style:style style:name="T23_63" style:family="text">
      <style:text-properties fo:background-color="#ffffff"/>
    </style:style>
    <style:style style:name="T23_64" style:family="text">
      <style:text-properties fo:background-color="#ffffff"/>
    </style:style>
    <style:style style:name="T23_65" style:family="text">
      <style:text-properties fo:background-color="#ffffff"/>
    </style:style>
    <style:style style:name="T23_66" style:family="text">
      <style:text-properties fo:background-color="#ffffff"/>
    </style:style>
    <style:style style:name="T23_67" style:family="text">
      <style:text-properties fo:background-color="#ffffff"/>
    </style:style>
    <style:style style:name="T23_68" style:family="text">
      <style:text-properties fo:background-color="#ffffff"/>
    </style:style>
    <style:style style:name="T23_69" style:family="text">
      <style:text-properties fo:background-color="#ffffff"/>
    </style:style>
    <style:style style:name="T23_70" style:family="text">
      <style:text-properties fo:background-color="#ffffff"/>
    </style:style>
    <style:style style:name="T23_71" style:family="text">
      <style:text-properties fo:background-color="#ffffff"/>
    </style:style>
    <style:style style:name="T23_72" style:family="text">
      <style:text-properties fo:background-color="#ffffff"/>
    </style:style>
    <style:style style:name="T23_73" style:family="text">
      <style:text-properties fo:background-color="#ffffff"/>
    </style:style>
    <style:style style:name="T23_74" style:family="text">
      <style:text-properties fo:background-color="#ffffff"/>
    </style:style>
    <style:style style:name="T23_75" style:family="text">
      <style:text-properties fo:background-color="#ffffff"/>
    </style:style>
    <style:style style:name="T23_76" style:family="text">
      <style:text-properties fo:background-color="#ffffff"/>
    </style:style>
    <style:style style:name="T23_77" style:family="text">
      <style:text-properties fo:background-color="#ffffff"/>
    </style:style>
    <style:style style:name="T23_78" style:family="text">
      <style:text-properties fo:background-color="#ffffff"/>
    </style:style>
    <style:style style:name="T23_79" style:family="text">
      <style:text-properties fo:background-color="#ffffff"/>
    </style:style>
    <style:style style:name="T23_80" style:family="text">
      <style:text-properties fo:background-color="#ffffff"/>
    </style:style>
    <style:style style:name="T23_81" style:family="text">
      <style:text-properties fo:background-color="#ffffff"/>
    </style:style>
    <style:style style:name="T23_82" style:family="text">
      <style:text-properties fo:background-color="#ffffff"/>
    </style:style>
    <style:style style:name="T23_83" style:family="text">
      <style:text-properties fo:background-color="#ffffff"/>
    </style:style>
    <style:style style:name="T23_84" style:family="text">
      <style:text-properties fo:background-color="#ffffff"/>
    </style:style>
    <style:style style:name="T23_85" style:family="text">
      <style:text-properties fo:background-color="#ffffff"/>
    </style:style>
    <style:style style:name="T23_86" style:family="text">
      <style:text-properties fo:background-color="#ffffff"/>
    </style:style>
    <style:style style:name="T23_87" style:family="text">
      <style:text-properties fo:background-color="#ffffff"/>
    </style:style>
    <style:style style:name="T23_88" style:family="text">
      <style:text-properties fo:background-color="#ffffff"/>
    </style:style>
    <style:style style:name="T23_89" style:family="text">
      <style:text-properties fo:background-color="#ffffff"/>
    </style:style>
    <style:style style:name="T23_90" style:family="text">
      <style:text-properties fo:background-color="#ffffff"/>
    </style:style>
    <style:style style:name="T23_91" style:family="text">
      <style:text-properties fo:background-color="#ffffff"/>
    </style:style>
    <style:style style:name="T23_92" style:family="text">
      <style:text-properties fo:background-color="#ffffff"/>
    </style:style>
    <style:style style:name="T23_93" style:family="text">
      <style:text-properties fo:background-color="#ffffff"/>
    </style:style>
    <style:style style:name="T23_94" style:family="text">
      <style:text-properties fo:background-color="#ffffff"/>
    </style:style>
    <style:style style:name="T23_95" style:family="text">
      <style:text-properties fo:background-color="#ffffff"/>
    </style:style>
    <style:style style:name="T23_96" style:family="text">
      <style:text-properties fo:background-color="#ffffff"/>
    </style:style>
    <style:style style:name="T23_97" style:family="text">
      <style:text-properties fo:background-color="#ffffff"/>
    </style:style>
    <style:style style:name="T23_98" style:family="text">
      <style:text-properties fo:background-color="#ffffff"/>
    </style:style>
    <style:style style:name="T23_99" style:family="text">
      <style:text-properties fo:background-color="#ffffff"/>
    </style:style>
    <style:style style:name="T23_100" style:family="text">
      <style:text-properties fo:background-color="#ffffff"/>
    </style:style>
    <style:style style:name="T23_101" style:family="text">
      <style:text-properties fo:background-color="#ffffff"/>
    </style:style>
    <style:style style:name="T23_102" style:family="text">
      <style:text-properties fo:background-color="#ffffff"/>
    </style:style>
    <style:style style:name="T23_103" style:family="text">
      <style:text-properties fo:background-color="#ffffff"/>
    </style:style>
    <style:style style:name="T23_104" style:family="text">
      <style:text-properties fo:background-color="#ffffff"/>
    </style:style>
    <style:style style:name="T23_105" style:family="text">
      <style:text-properties fo:background-color="#ffffff"/>
    </style:style>
    <style:style style:name="T23_106" style:family="text">
      <style:text-properties fo:background-color="#ffffff"/>
    </style:style>
    <style:style style:name="T23_107" style:family="text">
      <style:text-properties fo:background-color="#ffffff"/>
    </style:style>
    <style:style style:name="T23_108" style:family="text">
      <style:text-properties fo:background-color="#ffffff"/>
    </style:style>
    <style:style style:name="T23_109" style:family="text">
      <style:text-properties fo:background-color="#ffffff"/>
    </style:style>
    <style:style style:name="T23_110" style:family="text">
      <style:text-properties fo:background-color="#ffffff"/>
    </style:style>
    <style:style style:name="T23_111" style:family="text">
      <style:text-properties fo:background-color="#ffffff"/>
    </style:style>
    <style:style style:name="T23_112" style:family="text">
      <style:text-properties fo:background-color="#ffffff"/>
    </style:style>
    <style:style style:name="T23_113" style:family="text">
      <style:text-properties fo:background-color="#ffffff"/>
    </style:style>
    <style:style style:name="T23_114" style:family="text">
      <style:text-properties fo:background-color="#ffffff"/>
    </style:style>
    <style:style style:name="T23_115" style:family="text">
      <style:text-properties fo:background-color="#ffffff"/>
    </style:style>
    <style:style style:name="T23_116" style:family="text">
      <style:text-properties fo:background-color="#ffffff"/>
    </style:style>
    <style:style style:name="P2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T25_13" style:family="text">
      <style:text-properties fo:background-color="#ffffff"/>
    </style:style>
    <style:style style:name="T25_14" style:family="text">
      <style:text-properties fo:background-color="#ffffff"/>
    </style:style>
    <style:style style:name="T25_15" style:family="text">
      <style:text-properties fo:background-color="#ffffff"/>
    </style:style>
    <style:style style:name="T25_16" style:family="text">
      <style:text-properties fo:background-color="#ffffff"/>
    </style:style>
    <style:style style:name="T25_17" style:family="text">
      <style:text-properties fo:background-color="#ffffff"/>
    </style:style>
    <style:style style:name="T25_18" style:family="text">
      <style:text-properties fo:background-color="#ffffff"/>
    </style:style>
    <style:style style:name="T25_19" style:family="text">
      <style:text-properties fo:background-color="#ffffff"/>
    </style:style>
    <style:style style:name="T25_20" style:family="text">
      <style:text-properties fo:background-color="#ffffff"/>
    </style:style>
    <style:style style:name="T25_21" style:family="text">
      <style:text-properties fo:background-color="#ffffff"/>
    </style:style>
    <style:style style:name="T25_22" style:family="text">
      <style:text-properties fo:background-color="#ffffff"/>
    </style:style>
    <style:style style:name="T25_23" style:family="text">
      <style:text-properties fo:background-color="#ffffff"/>
    </style:style>
    <style:style style:name="T25_24" style:family="text">
      <style:text-properties fo:background-color="#ffffff"/>
    </style:style>
    <style:style style:name="T25_25" style:family="text">
      <style:text-properties fo:background-color="#ffffff"/>
    </style:style>
    <style:style style:name="T25_26" style:family="text">
      <style:text-properties fo:background-color="#ffffff"/>
    </style:style>
    <style:style style:name="T25_27" style:family="text">
      <style:text-properties fo:background-color="#ffffff"/>
    </style:style>
    <style:style style:name="T25_28" style:family="text">
      <style:text-properties fo:background-color="#ffffff"/>
    </style:style>
    <style:style style:name="T25_29" style:family="text">
      <style:text-properties fo:background-color="#ffffff"/>
    </style:style>
    <style:style style:name="T25_30" style:family="text">
      <style:text-properties fo:background-color="#ffffff"/>
    </style:style>
    <style:style style:name="T25_31" style:family="text">
      <style:text-properties fo:background-color="#ffffff"/>
    </style:style>
    <style:style style:name="T25_32" style:family="text">
      <style:text-properties fo:background-color="#ffffff"/>
    </style:style>
    <style:style style:name="T25_33" style:family="text">
      <style:text-properties fo:background-color="#ffffff"/>
    </style:style>
    <style:style style:name="T25_34" style:family="text">
      <style:text-properties fo:background-color="#ffffff"/>
    </style:style>
    <style:style style:name="T25_35" style:family="text">
      <style:text-properties fo:background-color="#ffffff"/>
    </style:style>
    <style:style style:name="T25_36" style:family="text">
      <style:text-properties fo:background-color="#ffffff"/>
    </style:style>
    <style:style style:name="T25_37" style:family="text">
      <style:text-properties fo:background-color="#ffffff"/>
    </style:style>
    <style:style style:name="T25_38" style:family="text">
      <style:text-properties fo:background-color="#ffffff"/>
    </style:style>
    <style:style style:name="T25_39" style:family="text">
      <style:text-properties fo:background-color="#ffffff"/>
    </style:style>
    <style:style style:name="T25_40" style:family="text">
      <style:text-properties fo:background-color="#ffffff"/>
    </style:style>
    <style:style style:name="T25_41" style:family="text">
      <style:text-properties fo:background-color="#ffffff"/>
    </style:style>
    <style:style style:name="T25_42" style:family="text">
      <style:text-properties fo:background-color="#ffffff"/>
    </style:style>
    <style:style style:name="T25_43" style:family="text">
      <style:text-properties fo:background-color="#ffffff"/>
    </style:style>
    <style:style style:name="T25_44" style:family="text">
      <style:text-properties fo:background-color="#ffffff"/>
    </style:style>
    <style:style style:name="T25_45" style:family="text">
      <style:text-properties fo:background-color="#ffffff"/>
    </style:style>
    <style:style style:name="T25_46" style:family="text">
      <style:text-properties fo:background-color="#ffffff"/>
    </style:style>
    <style:style style:name="T25_47" style:family="text">
      <style:text-properties fo:background-color="#ffffff"/>
    </style:style>
    <style:style style:name="T25_48" style:family="text">
      <style:text-properties fo:background-color="#ffffff"/>
    </style:style>
    <style:style style:name="T25_49" style:family="text">
      <style:text-properties fo:background-color="#ffffff"/>
    </style:style>
    <style:style style:name="T25_50" style:family="text">
      <style:text-properties fo:background-color="#ffffff"/>
    </style:style>
    <style:style style:name="P2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font-weight="bold" style:font-weight-asian="bold" style:font-weight-complex="bold"/>
    </style:style>
    <style:style style:name="T27_2" style:family="text">
      <style:text-properties fo:background-color="#ffffff" fo:font-weight="bold" style:font-weight-asian="bold" style:font-weight-complex="bold"/>
    </style:style>
    <style:style style:name="T27_3" style:family="text">
      <style:text-properties fo:background-color="#ffffff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ffffff" fo:font-weight="bold" style:font-weight-asian="bold" style:font-weight-complex="bold"/>
    </style:style>
    <style:style style:name="T29_2" style:family="text">
      <style:text-properties fo:background-color="#ffffff" fo:font-weight="bold" style:font-weight-asian="bold" style:font-weight-complex="bold"/>
    </style:style>
    <style:style style:name="T29_3" style:family="text">
      <style:text-properties fo:background-color="#ffffff" fo:font-weight="bold" style:font-weight-asian="bold" style:font-weight-complex="bold"/>
    </style:style>
    <style:style style:name="T29_4" style:family="text">
      <style:text-properties fo:background-color="#ffffff" fo:font-weight="bold" style:font-weight-asian="bold" style:font-weight-complex="bold"/>
    </style:style>
    <style:style style:name="T29_5" style:family="text">
      <style:text-properties fo:background-color="#ffffff"/>
    </style:style>
    <style:style style:name="T29_6" style:family="text">
      <style:text-properties fo:background-color="#ffffff"/>
    </style:style>
    <style:style style:name="T29_7" style:family="text">
      <style:text-properties fo:background-color="#ffffff"/>
    </style:style>
    <style:style style:name="T29_8" style:family="text">
      <style:text-properties fo:background-color="#ffffff"/>
    </style:style>
    <style:style style:name="T29_9" style:family="text">
      <style:text-properties fo:background-color="#ffffff"/>
    </style:style>
    <style:style style:name="T29_10" style:family="text">
      <style:text-properties fo:background-color="#ffffff"/>
    </style:style>
    <style:style style:name="T29_11" style:family="text">
      <style:text-properties fo:background-color="#ffffff"/>
    </style:style>
    <style:style style:name="T29_12" style:family="text">
      <style:text-properties fo:background-color="#ffffff"/>
    </style:style>
    <style:style style:name="T29_13" style:family="text">
      <style:text-properties fo:background-color="#ffffff"/>
    </style:style>
    <style:style style:name="T29_14" style:family="text">
      <style:text-properties fo:background-color="#ffffff"/>
    </style:style>
    <style:style style:name="T29_15" style:family="text">
      <style:text-properties fo:background-color="#ffffff"/>
    </style:style>
    <style:style style:name="T29_16" style:family="text">
      <style:text-properties fo:background-color="#ffffff"/>
    </style:style>
    <style:style style:name="T29_17" style:family="text">
      <style:text-properties fo:background-color="#ffffff"/>
    </style:style>
    <style:style style:name="T29_18" style:family="text">
      <style:text-properties fo:background-color="#ffffff"/>
    </style:style>
    <style:style style:name="T29_19" style:family="text">
      <style:text-properties fo:background-color="#ffffff"/>
    </style:style>
    <style:style style:name="T29_20" style:family="text">
      <style:text-properties fo:background-color="#ffffff"/>
    </style:style>
    <style:style style:name="T29_21" style:family="text">
      <style:text-properties fo:background-color="#ffffff"/>
    </style:style>
    <style:style style:name="T29_22" style:family="text">
      <style:text-properties fo:background-color="#ffffff"/>
    </style:style>
    <style:style style:name="T29_23" style:family="text">
      <style:text-properties fo:background-color="#ffffff"/>
    </style:style>
    <style:style style:name="T29_24" style:family="text">
      <style:text-properties fo:background-color="#ffffff"/>
    </style:style>
    <style:style style:name="T29_25" style:family="text">
      <style:text-properties fo:background-color="#ffffff"/>
    </style:style>
    <style:style style:name="T29_26" style:family="text">
      <style:text-properties fo:background-color="#ffffff"/>
    </style:style>
    <style:style style:name="T29_27" style:family="text">
      <style:text-properties fo:background-color="#ffffff"/>
    </style:style>
    <style:style style:name="T29_28" style:family="text">
      <style:text-properties fo:background-color="#ffffff"/>
    </style:style>
    <style:style style:name="T29_29" style:family="text">
      <style:text-properties fo:background-color="#ffffff"/>
    </style:style>
    <style:style style:name="T29_30" style:family="text">
      <style:text-properties fo:background-color="#ffffff"/>
    </style:style>
    <style:style style:name="T29_31" style:family="text">
      <style:text-properties fo:background-color="#ffffff"/>
    </style:style>
    <style:style style:name="T29_32" style:family="text">
      <style:text-properties fo:background-color="#ffffff"/>
    </style:style>
    <style:style style:name="T29_33" style:family="text">
      <style:text-properties fo:background-color="#ffffff"/>
    </style:style>
    <style:style style:name="T29_34" style:family="text">
      <style:text-properties fo:background-color="#ffffff"/>
    </style:style>
    <style:style style:name="T29_35" style:family="text">
      <style:text-properties fo:background-color="#ffffff"/>
    </style:style>
    <style:style style:name="T29_36" style:family="text">
      <style:text-properties fo:background-color="#ffffff"/>
    </style:style>
    <style:style style:name="T29_37" style:family="text">
      <style:text-properties fo:background-color="#ffffff"/>
    </style:style>
    <style:style style:name="T29_38" style:family="text">
      <style:text-properties fo:background-color="#ffffff"/>
    </style:style>
    <style:style style:name="T29_39" style:family="text">
      <style:text-properties fo:background-color="#ffffff"/>
    </style:style>
    <style:style style:name="T29_40" style:family="text">
      <style:text-properties fo:background-color="#ffffff"/>
    </style:style>
    <style:style style:name="T29_41" style:family="text">
      <style:text-properties fo:background-color="#ffffff"/>
    </style:style>
    <style:style style:name="T29_42" style:family="text">
      <style:text-properties fo:background-color="#ffffff"/>
    </style:style>
    <style:style style:name="T29_43" style:family="text">
      <style:text-properties fo:background-color="#ffffff"/>
    </style:style>
    <style:style style:name="T29_44" style:family="text">
      <style:text-properties fo:background-color="#ffffff"/>
    </style:style>
    <style:style style:name="T29_45" style:family="text">
      <style:text-properties fo:background-color="#ffffff"/>
    </style:style>
    <style:style style:name="P3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ffffff" fo:font-weight="bold" style:font-weight-asian="bold" style:font-weight-complex="bold"/>
    </style:style>
    <style:style style:name="T31_2" style:family="text">
      <style:text-properties fo:background-color="#ffffff" fo:font-weight="bold" style:font-weight-asian="bold" style:font-weight-complex="bold"/>
    </style:style>
    <style:style style:name="T31_3" style:family="text">
      <style:text-properties fo:background-color="#ffffff" fo:font-weight="bold" style:font-weight-asian="bold" style:font-weight-complex="bold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T31_11" style:family="text">
      <style:text-properties fo:background-color="#ffffff"/>
    </style:style>
    <style:style style:name="T31_12" style:family="text">
      <style:text-properties fo:background-color="#ffffff"/>
    </style:style>
    <style:style style:name="T31_13" style:family="text">
      <style:text-properties fo:background-color="#ffffff"/>
    </style:style>
    <style:style style:name="T31_14" style:family="text">
      <style:text-properties fo:background-color="#ffffff"/>
    </style:style>
    <style:style style:name="T31_15" style:family="text">
      <style:text-properties fo:background-color="#ffffff"/>
    </style:style>
    <style:style style:name="T31_16" style:family="text">
      <style:text-properties fo:background-color="#ffffff"/>
    </style:style>
    <style:style style:name="T31_17" style:family="text">
      <style:text-properties fo:background-color="#ffffff"/>
    </style:style>
    <style:style style:name="T31_18" style:family="text">
      <style:text-properties fo:background-color="#ffffff"/>
    </style:style>
    <style:style style:name="T31_19" style:family="text">
      <style:text-properties fo:background-color="#ffffff"/>
    </style:style>
    <style:style style:name="T31_20" style:family="text">
      <style:text-properties fo:background-color="#ffffff"/>
    </style:style>
    <style:style style:name="P3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ff" fo:font-weight="bold" style:font-weight-asian="bold" style:font-weight-complex="bold"/>
    </style:style>
    <style:style style:name="T33_2" style:family="text">
      <style:text-properties fo:background-color="#ffffff" fo:font-weight="bold" style:font-weight-asian="bold" style:font-weight-complex="bold"/>
    </style:style>
    <style:style style:name="T33_3" style:family="text">
      <style:text-properties fo:background-color="#ffffff" fo:font-weight="bold" style:font-weight-asian="bold" style:font-weight-complex="bold"/>
    </style:style>
    <style:style style:name="T33_4" style:family="text">
      <style:text-properties fo:background-color="#ffffff" fo:font-weight="bold" style:font-weight-asian="bold" style:font-weight-complex="bold"/>
    </style:style>
    <style:style style:name="T33_5" style:family="text">
      <style:text-properties fo:background-color="#ffffff"/>
    </style:style>
    <style:style style:name="T33_6" style:family="text">
      <style:text-properties fo:background-color="#ffffff"/>
    </style:style>
    <style:style style:name="T33_7" style:family="text">
      <style:text-properties fo:background-color="#ffffff"/>
    </style:style>
    <style:style style:name="T33_8" style:family="text">
      <style:text-properties fo:background-color="#ffffff"/>
    </style:style>
    <style:style style:name="T33_9" style:family="text">
      <style:text-properties fo:background-color="#ffffff"/>
    </style:style>
    <style:style style:name="T33_10" style:family="text">
      <style:text-properties fo:background-color="#ffffff"/>
    </style:style>
    <style:style style:name="T33_11" style:family="text">
      <style:text-properties fo:background-color="#ffffff"/>
    </style:style>
    <style:style style:name="T33_12" style:family="text">
      <style:text-properties fo:background-color="#ffffff"/>
    </style:style>
    <style:style style:name="T33_13" style:family="text">
      <style:text-properties fo:background-color="#ffffff"/>
    </style:style>
    <style:style style:name="T33_14" style:family="text">
      <style:text-properties fo:background-color="#ffffff"/>
    </style:style>
    <style:style style:name="T33_15" style:family="text">
      <style:text-properties fo:background-color="#ffffff"/>
    </style:style>
    <style:style style:name="T33_16" style:family="text">
      <style:text-properties fo:background-color="#ffffff"/>
    </style:style>
    <style:style style:name="T33_17" style:family="text">
      <style:text-properties fo:background-color="#ffffff"/>
    </style:style>
    <style:style style:name="T33_18" style:family="text">
      <style:text-properties fo:background-color="#ffffff"/>
    </style:style>
    <style:style style:name="T33_19" style:family="text">
      <style:text-properties fo:background-color="#ffffff"/>
    </style:style>
    <style:style style:name="T33_20" style:family="text">
      <style:text-properties fo:background-color="#ffffff"/>
    </style:style>
    <style:style style:name="T33_21" style:family="text">
      <style:text-properties fo:background-color="#ffffff"/>
    </style:style>
    <style:style style:name="T33_22" style:family="text">
      <style:text-properties fo:background-color="#ffffff"/>
    </style:style>
    <style:style style:name="T33_23" style:family="text">
      <style:text-properties fo:background-color="#ffffff"/>
    </style:style>
    <style:style style:name="T33_24" style:family="text">
      <style:text-properties fo:background-color="#ffffff"/>
    </style:style>
    <style:style style:name="T33_25" style:family="text">
      <style:text-properties fo:background-color="#ffffff"/>
    </style:style>
    <style:style style:name="T33_26" style:family="text">
      <style:text-properties fo:background-color="#ffffff"/>
    </style:style>
    <style:style style:name="T33_27" style:family="text">
      <style:text-properties fo:background-color="#ffffff"/>
    </style:style>
    <style:style style:name="T33_28" style:family="text">
      <style:text-properties fo:background-color="#ffffff"/>
    </style:style>
    <style:style style:name="T33_29" style:family="text">
      <style:text-properties fo:background-color="#ffffff"/>
    </style:style>
    <style:style style:name="T33_30" style:family="text">
      <style:text-properties fo:background-color="#ffffff"/>
    </style:style>
    <style:style style:name="T33_31" style:family="text">
      <style:text-properties fo:background-color="#ffffff"/>
    </style:style>
    <style:style style:name="T33_32" style:family="text">
      <style:text-properties fo:background-color="#ffffff"/>
    </style:style>
    <style:style style:name="T33_33" style:family="text">
      <style:text-properties fo:background-color="#ffffff"/>
    </style:style>
    <style:style style:name="T33_34" style:family="text">
      <style:text-properties fo:background-color="#ffffff"/>
    </style:style>
    <style:style style:name="T33_35" style:family="text">
      <style:text-properties fo:background-color="#ffffff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5_1" style:family="text">
      <style:text-properties fo:color="#000000" style:font-name="Arial" style:font-name-asian="Arial" style:font-name-complex="Arial"/>
    </style:style>
    <style:style style:name="T35_2" style:family="text">
      <style:text-properties fo:color="#000000" style:font-name="Arial" style:font-name-asian="Arial" style:font-name-complex="Arial"/>
    </style:style>
    <style:style style:name="T35_3" style:family="text">
      <style:text-properties fo:color="#000000" style:font-name="Arial" style:font-name-asian="Arial" style:font-name-complex="Arial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background-color="#ffffff"/>
    </style:style>
    <style:style style:name="T36_2" style:family="text">
      <style:text-properties fo:background-color="#ffffff"/>
    </style:style>
    <style:style style:name="T36_3" style:family="text">
      <style:text-properties fo:background-color="#ffffff"/>
    </style:style>
    <style:style style:name="T36_4" style:family="text">
      <style:text-properties fo:background-color="#ffffff"/>
    </style:style>
    <style:style style:name="T36_5" style:family="text">
      <style:text-properties fo:background-color="#ffffff"/>
    </style:style>
    <style:style style:name="T36_6" style:family="text">
      <style:text-properties fo:background-color="#ffffff"/>
    </style:style>
    <style:style style:name="T36_7" style:family="text">
      <style:text-properties fo:background-color="#ffffff"/>
    </style:style>
    <style:style style:name="T36_8" style:family="text">
      <style:text-properties fo:background-color="#ffffff"/>
    </style:style>
    <style:style style:name="T36_9" style:family="text">
      <style:text-properties fo:background-color="#ffffff"/>
    </style:style>
    <style:style style:name="T36_10" style:family="text">
      <style:text-properties fo:background-color="#ffffff"/>
    </style:style>
    <style:style style:name="T36_11" style:family="text">
      <style:text-properties fo:background-color="#ffffff"/>
    </style:style>
    <style:style style:name="T36_12" style:family="text">
      <style:text-properties fo:background-color="#ffffff"/>
    </style:style>
    <style:style style:name="T36_13" style:family="text">
      <style:text-properties fo:background-color="#ffffff"/>
    </style:style>
    <style:style style:name="T36_14" style:family="text">
      <style:text-properties fo:background-color="#ffffff"/>
    </style:style>
    <style:style style:name="T36_15" style:family="text">
      <style:text-properties fo:background-color="#ffffff"/>
    </style:style>
    <style:style style:name="T36_16" style:family="text">
      <style:text-properties fo:background-color="#ffffff"/>
    </style:style>
    <style:style style:name="T36_17" style:family="text">
      <style:text-properties fo:background-color="#ffffff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background-color="#ffffff"/>
    </style:style>
    <style:style style:name="T37_2" style:family="text">
      <style:text-properties fo:background-color="#ffffff"/>
    </style:style>
    <style:style style:name="T37_3" style:family="text">
      <style:text-properties fo:background-color="#ffffff"/>
    </style:style>
    <style:style style:name="T37_4" style:family="text">
      <style:text-properties fo:background-color="#ffffff"/>
    </style:style>
    <style:style style:name="T37_5" style:family="text">
      <style:text-properties fo:background-color="#ffffff"/>
    </style:style>
    <style:style style:name="T37_6" style:family="text">
      <style:text-properties fo:background-color="#ffffff"/>
    </style:style>
    <style:style style:name="T37_7" style:family="text">
      <style:text-properties fo:background-color="#ffffff"/>
    </style:style>
    <style:style style:name="T37_8" style:family="text">
      <style:text-properties fo:background-color="#ffffff"/>
    </style:style>
    <style:style style:name="T37_9" style:family="text">
      <style:text-properties fo:background-color="#ffffff"/>
    </style:style>
    <style:style style:name="T37_10" style:family="text">
      <style:text-properties fo:background-color="#ffffff"/>
    </style:style>
    <style:style style:name="T37_11" style:family="text">
      <style:text-properties fo:background-color="#ffffff"/>
    </style:style>
    <style:style style:name="T37_12" style:family="text">
      <style:text-properties fo:background-color="#ffffff"/>
    </style:style>
    <style:style style:name="T37_13" style:family="text">
      <style:text-properties fo:background-color="#ffffff"/>
    </style:style>
    <style:style style:name="T37_14" style:family="text">
      <style:text-properties fo:background-color="#ffffff"/>
    </style:style>
    <style:style style:name="T37_15" style:family="text">
      <style:text-properties fo:background-color="#ffffff"/>
    </style:style>
    <style:style style:name="T37_16" style:family="text">
      <style:text-properties fo:background-color="#ffffff"/>
    </style:style>
    <style:style style:name="T37_17" style:family="text">
      <style:text-properties fo:background-color="#ffffff"/>
    </style:style>
    <style:style style:name="T37_18" style:family="text">
      <style:text-properties fo:background-color="#ffffff"/>
    </style:style>
    <style:style style:name="T37_19" style:family="text">
      <style:text-properties fo:background-color="#ffffff"/>
    </style:style>
    <style:style style:name="T37_20" style:family="text">
      <style:text-properties fo:background-color="#ffffff"/>
    </style:style>
    <style:style style:name="T37_21" style:family="text">
      <style:text-properties fo:background-color="#ffffff"/>
    </style:style>
    <style:style style:name="T37_22" style:family="text">
      <style:text-properties fo:background-color="#ffffff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background-color="#ffffff"/>
    </style:style>
    <style:style style:name="T38_2" style:family="text">
      <style:text-properties fo:background-color="#ffffff"/>
    </style:style>
    <style:style style:name="T38_3" style:family="text">
      <style:text-properties fo:background-color="#ffffff"/>
    </style:style>
    <style:style style:name="T38_4" style:family="text">
      <style:text-properties fo:background-color="#ffffff"/>
    </style:style>
    <style:style style:name="T38_5" style:family="text">
      <style:text-properties fo:background-color="#ffffff"/>
    </style:style>
    <style:style style:name="T38_6" style:family="text">
      <style:text-properties fo:background-color="#ffffff"/>
    </style:style>
    <style:style style:name="T38_7" style:family="text">
      <style:text-properties fo:background-color="#ffffff"/>
    </style:style>
    <style:style style:name="T38_8" style:family="text">
      <style:text-properties fo:background-color="#ffffff"/>
    </style:style>
    <style:style style:name="T38_9" style:family="text">
      <style:text-properties fo:background-color="#ffffff"/>
    </style:style>
    <style:style style:name="T38_10" style:family="text">
      <style:text-properties fo:background-color="#ffffff"/>
    </style:style>
    <style:style style:name="T38_11" style:family="text">
      <style:text-properties fo:background-color="#ffffff"/>
    </style:style>
    <style:style style:name="T38_12" style:family="text">
      <style:text-properties fo:background-color="#ffffff"/>
    </style:style>
    <style:style style:name="T38_13" style:family="text">
      <style:text-properties fo:background-color="#ffffff"/>
    </style:style>
    <style:style style:name="T38_14" style:family="text">
      <style:text-properties fo:background-color="#ffffff"/>
    </style:style>
    <style:style style:name="T38_15" style:family="text">
      <style:text-properties fo:background-color="#ffffff"/>
    </style:style>
    <style:style style:name="T38_16" style:family="text">
      <style:text-properties fo:background-color="#ffffff"/>
    </style:style>
    <style:style style:name="T38_17" style:family="text">
      <style:text-properties fo:background-color="#ffffff"/>
    </style:style>
    <style:style style:name="T38_18" style:family="text">
      <style:text-properties fo:background-color="#ffffff"/>
    </style:style>
    <style:style style:name="T38_19" style:family="text">
      <style:text-properties fo:background-color="#ffffff"/>
    </style:style>
    <style:style style:name="T38_20" style:family="text">
      <style:text-properties fo:background-color="#ffffff"/>
    </style:style>
    <style:style style:name="T38_21" style:family="text">
      <style:text-properties fo:background-color="#ffffff"/>
    </style:style>
    <style:style style:name="T38_22" style:family="text">
      <style:text-properties fo:background-color="#ffffff"/>
    </style:style>
    <style:style style:name="T38_23" style:family="text">
      <style:text-properties fo:background-color="#ffffff"/>
    </style:style>
    <style:style style:name="T38_24" style:family="text">
      <style:text-properties fo:background-color="#ffffff"/>
    </style:style>
    <style:style style:name="T38_25" style:family="text">
      <style:text-properties fo:background-color="#ffffff"/>
    </style:style>
    <style:style style:name="T38_26" style:family="text">
      <style:text-properties fo:background-color="#ffffff"/>
    </style:style>
    <style:style style:name="T38_27" style:family="text">
      <style:text-properties fo:background-color="#ffffff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background-color="#ffffff"/>
    </style:style>
    <style:style style:name="T39_2" style:family="text">
      <style:text-properties fo:background-color="#ffffff"/>
    </style:style>
    <style:style style:name="T39_3" style:family="text">
      <style:text-properties fo:background-color="#ffffff"/>
    </style:style>
    <style:style style:name="T39_4" style:family="text">
      <style:text-properties fo:background-color="#ffffff"/>
    </style:style>
    <style:style style:name="T39_5" style:family="text">
      <style:text-properties fo:background-color="#ffffff"/>
    </style:style>
    <style:style style:name="T39_6" style:family="text">
      <style:text-properties fo:background-color="#ffffff"/>
    </style:style>
    <style:style style:name="T39_7" style:family="text">
      <style:text-properties fo:background-color="#ffffff"/>
    </style:style>
    <style:style style:name="T39_8" style:family="text">
      <style:text-properties fo:background-color="#ffffff"/>
    </style:style>
    <style:style style:name="T39_9" style:family="text">
      <style:text-properties fo:background-color="#ffffff"/>
    </style:style>
    <style:style style:name="T39_10" style:family="text">
      <style:text-properties fo:background-color="#ffffff"/>
    </style:style>
    <style:style style:name="T39_11" style:family="text">
      <style:text-properties fo:background-color="#ffffff"/>
    </style:style>
    <style:style style:name="T39_12" style:family="text">
      <style:text-properties fo:background-color="#ffffff"/>
    </style:style>
    <style:style style:name="T39_13" style:family="text">
      <style:text-properties fo:background-color="#ffffff"/>
    </style:style>
    <style:style style:name="T39_14" style:family="text">
      <style:text-properties fo:background-color="#ffffff"/>
    </style:style>
    <style:style style:name="T39_15" style:family="text">
      <style:text-properties fo:background-color="#ffffff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background-color="#ffffff"/>
    </style:style>
    <style:style style:name="T40_2" style:family="text">
      <style:text-properties fo:background-color="#ffffff"/>
    </style:style>
    <style:style style:name="T40_3" style:family="text">
      <style:text-properties fo:background-color="#ffffff"/>
    </style:style>
    <style:style style:name="T40_4" style:family="text">
      <style:text-properties fo:background-color="#ffffff"/>
    </style:style>
    <style:style style:name="T40_5" style:family="text">
      <style:text-properties fo:background-color="#ffffff"/>
    </style:style>
    <style:style style:name="T40_6" style:family="text">
      <style:text-properties fo:background-color="#ffffff"/>
    </style:style>
    <style:style style:name="T40_7" style:family="text">
      <style:text-properties fo:background-color="#ffffff"/>
    </style:style>
    <style:style style:name="T40_8" style:family="text">
      <style:text-properties fo:background-color="#ffffff"/>
    </style:style>
    <style:style style:name="T40_9" style:family="text">
      <style:text-properties fo:background-color="#ffffff"/>
    </style:style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>
      <style:text-properties fo:background-color="#ffffff"/>
    </style:style>
    <style:style style:name="T41_2" style:family="text">
      <style:text-properties fo:background-color="#ffffff"/>
    </style:style>
    <style:style style:name="T41_3" style:family="text">
      <style:text-properties fo:background-color="#ffffff"/>
    </style:style>
    <style:style style:name="T41_4" style:family="text">
      <style:text-properties fo:background-color="#ffffff"/>
    </style:style>
    <style:style style:name="T41_5" style:family="text">
      <style:text-properties fo:background-color="#ffffff"/>
    </style:style>
    <style:style style:name="T41_6" style:family="text">
      <style:text-properties fo:background-color="#ffffff"/>
    </style:style>
    <style:style style:name="T41_7" style:family="text">
      <style:text-properties fo:background-color="#ffffff"/>
    </style:style>
    <style:style style:name="T41_8" style:family="text">
      <style:text-properties fo:background-color="#ffffff"/>
    </style:style>
    <style:style style:name="T41_9" style:family="text">
      <style:text-properties fo:background-color="#ffffff"/>
    </style:style>
    <style:style style:name="T41_10" style:family="text">
      <style:text-properties fo:background-color="#ffffff"/>
    </style:style>
    <style:style style:name="T41_11" style:family="text">
      <style:text-properties fo:background-color="#ffffff"/>
    </style:style>
    <style:style style:name="T41_12" style:family="text">
      <style:text-properties fo:background-color="#ffffff"/>
    </style:style>
    <style:style style:name="T41_13" style:family="text">
      <style:text-properties fo:background-color="#ffffff"/>
    </style:style>
    <style:style style:name="T41_14" style:family="text">
      <style:text-properties fo:background-color="#ffffff"/>
    </style:style>
    <style:style style:name="T41_15" style:family="text">
      <style:text-properties fo:background-color="#ffffff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P4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czwmkb5wi1dc"/><text:bookmark-end text:name="h.czwmkb5wi1dc"/><text:span text:style-name="T1_1">Duchess</text:span><text:span text:style-name="T1_2"><text:s/></text:span><text:span text:style-name="T1_3">Agnes</text:span><text:span text:style-name="T1_4"><text:s/></text:span><text:span text:style-name="T1_5">Smallwood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Duchess</text:span><text:span text:style-name="T3_6"><text:s/></text:span><text:span text:style-name="T3_7">Agnes</text:span><text:span text:style-name="T3_8"><text:s/></text:span><text:span text:style-name="T3_9">Smallwood</text:span><text:span text:style-name="T3_10">,<text:s/></text:span><text:span text:style-name="T3_11">the</text:span><text:span text:style-name="T3_12"><text:s/></text:span><text:span text:style-name="T3_13">very</text:span><text:span text:style-name="T3_14"><text:s/></text:span><text:span text:style-name="T3_15">fresh</text:span><text:span text:style-name="T3_16"><text:s/></text:span><text:span text:style-name="T3_17">widow</text:span><text:span text:style-name="T3_18"><text:s/></text:span><text:span text:style-name="T3_19">of</text:span><text:span text:style-name="T3_20"><text:s/></text:span><text:span text:style-name="T3_21">Duke</text:span><text:span text:style-name="T3_22"><text:s/></text:span><text:span text:style-name="T3_23">Smallwood</text:span><text:span text:style-name="T3_24">.<text:s/></text:span><text:span text:style-name="T3_25">Your</text:span><text:span text:style-name="T3_26"><text:s/></text:span><text:span text:style-name="T3_27">husband</text:span><text:span text:style-name="T3_28"><text:s/></text:span><text:span text:style-name="T3_29">is</text:span><text:span text:style-name="T3_30"><text:s/></text:span><text:span text:style-name="T3_31">dead</text:span><text:span text:style-name="T3_32">!<text:s/></text:span><text:span text:style-name="T3_33">That</text:span><text:span text:style-name="T3_34">’</text:span><text:span text:style-name="T3_35">s</text:span><text:span text:style-name="T3_36"><text:s/></text:span><text:span text:style-name="T3_37">the</text:span><text:span text:style-name="T3_38"><text:s/></text:span><text:span text:style-name="T3_39">truth</text:span><text:span text:style-name="T3_40"><text:s/></text:span><text:span text:style-name="T3_41">and</text:span><text:span text:style-name="T3_42"><text:s/></text:span><text:span text:style-name="T3_43">its</text:span><text:span text:style-name="T3_44"><text:s/></text:span><text:span text:style-name="T3_45">only</text:span><text:span text:style-name="T3_46"><text:s/></text:span><text:span text:style-name="T3_47">just</text:span><text:span text:style-name="T3_48"><text:s/></text:span><text:span text:style-name="T3_49">sinking</text:span><text:span text:style-name="T3_50"><text:s/></text:span><text:span text:style-name="T3_51">in</text:span><text:span text:style-name="T3_52">.<text:s/></text:span><text:span text:style-name="T3_53">Now</text:span><text:span text:style-name="T3_54"><text:s/></text:span><text:span text:style-name="T3_55">its</text:span><text:span text:style-name="T3_56"><text:s/></text:span><text:span text:style-name="T3_57">up</text:span><text:span text:style-name="T3_58"><text:s/></text:span><text:span text:style-name="T3_59">to</text:span><text:span text:style-name="T3_60"><text:s/></text:span><text:span text:style-name="T3_61">you</text:span><text:span text:style-name="T3_62"><text:s/></text:span><text:span text:style-name="T3_63">to</text:span><text:span text:style-name="T3_64"><text:s/></text:span><text:span text:style-name="T3_65">grieve</text:span><text:span text:style-name="T3_66"><text:s/></text:span><text:span text:style-name="T3_67">and</text:span><text:span text:style-name="T3_68"><text:s/></text:span><text:span text:style-name="T3_69">to</text:span><text:span text:style-name="T3_70"><text:s/></text:span><text:span text:style-name="T3_71">sort</text:span><text:span text:style-name="T3_72"><text:s/></text:span><text:span text:style-name="T3_73">out</text:span><text:span text:style-name="T3_74"><text:s/></text:span><text:span text:style-name="T3_75">all</text:span><text:span text:style-name="T3_76"><text:s/></text:span><text:span text:style-name="T3_77">the</text:span><text:span text:style-name="T3_78"><text:s/></text:span><text:span text:style-name="T3_79">mess</text:span><text:span text:style-name="T3_80"><text:s/></text:span><text:span text:style-name="T3_81">he</text:span><text:span text:style-name="T3_82"><text:s/></text:span><text:span text:style-name="T3_83">left</text:span><text:span text:style-name="T3_84"><text:s/></text:span><text:span text:style-name="T3_85">behind</text:span><text:span text:style-name="T3_86">!<text:s/></text:span><text:span text:style-name="T3_87">As</text:span><text:span text:style-name="T3_88"><text:s/></text:span><text:span text:style-name="T3_89">your</text:span><text:span text:style-name="T3_90"><text:s/></text:span><text:span text:style-name="T3_91">young</text:span><text:span text:style-name="T3_92"><text:s/></text:span><text:span text:style-name="T3_93">son</text:span><text:span text:style-name="T3_94"><text:s/></text:span><text:span text:style-name="T3_95">is</text:span><text:span text:style-name="T3_96"><text:s/></text:span><text:span text:style-name="T3_97">not</text:span><text:span text:style-name="T3_98"><text:s/></text:span><text:span text:style-name="T3_99">yet</text:span><text:span text:style-name="T3_100"><text:s/></text:span><text:span text:style-name="T3_101">old</text:span><text:span text:style-name="T3_102"><text:s/></text:span><text:span text:style-name="T3_103">enough</text:span><text:span text:style-name="T3_104"><text:s/></text:span><text:span text:style-name="T3_105">to</text:span><text:span text:style-name="T3_106"><text:s/></text:span><text:span text:style-name="T3_107">much</text:span><text:span text:style-name="T3_108"><text:s/></text:span><text:span text:style-name="T3_109">decisions</text:span><text:span text:style-name="T3_110"><text:s/></text:span><text:span text:style-name="T3_111">of</text:span><text:span text:style-name="T3_112"><text:s/></text:span><text:span text:style-name="T3_113">the</text:span><text:span text:style-name="T3_114"><text:s/></text:span><text:span text:style-name="T3_115">Duchy</text:span><text:span text:style-name="T3_116">,<text:s/></text:span><text:span text:style-name="T3_117">this</text:span><text:span text:style-name="T3_118"><text:s/></text:span><text:span text:style-name="T3_119">means</text:span><text:span text:style-name="T3_120"><text:s/></text:span><text:span text:style-name="T3_121">that</text:span><text:span text:style-name="T3_122"><text:s/></text:span><text:span text:style-name="T3_123">all</text:span><text:span text:style-name="T3_124"><text:s/></text:span><text:span text:style-name="T3_125">of</text:span><text:span text:style-name="T3_126"><text:s/></text:span><text:span text:style-name="T3_127">the</text:span><text:span text:style-name="T3_128"><text:s/></text:span><text:span text:style-name="T3_129">Duke</text:span><text:span text:style-name="T3_130">’</text:span><text:span text:style-name="T3_131">s</text:span><text:span text:style-name="T3_132"><text:s/></text:span><text:span text:style-name="T3_133">responsibilities</text:span><text:span text:style-name="T3_134"><text:s/></text:span><text:span text:style-name="T3_135">and</text:span><text:span text:style-name="T3_136"><text:s/></text:span><text:span text:style-name="T3_137">many</text:span><text:span text:style-name="T3_138"><text:s/></text:span><text:span text:style-name="T3_139">of</text:span><text:span text:style-name="T3_140"><text:s/></text:span><text:span text:style-name="T3_141">his</text:span><text:span text:style-name="T3_142"><text:s/></text:span><text:span text:style-name="T3_143">powers</text:span><text:span text:style-name="T3_144"><text:s/></text:span><text:span text:style-name="T3_145">now</text:span><text:span text:style-name="T3_146"><text:s/></text:span><text:span text:style-name="T3_147">lie</text:span><text:span text:style-name="T3_148"><text:s/></text:span><text:span text:style-name="T3_149">with</text:span><text:span text:style-name="T3_150"><text:s/></text:span><text:span text:style-name="T3_151">you</text:span><text:span text:style-name="T3_152">.</text:span></text:p>
      <text:p text:style-name="P4"/>
      <text:p text:style-name="P5"><text:span text:style-name="T5_1">Now</text:span><text:span text:style-name="T5_2"><text:s/></text:span><text:span text:style-name="T5_3">is</text:span><text:span text:style-name="T5_4"><text:s/></text:span><text:span text:style-name="T5_5">the</text:span><text:span text:style-name="T5_6"><text:s/></text:span><text:span text:style-name="T5_7">time</text:span><text:span text:style-name="T5_8"><text:s/></text:span><text:span text:style-name="T5_9">to</text:span><text:span text:style-name="T5_10"><text:s/></text:span><text:span text:style-name="T5_11">assert</text:span><text:span text:style-name="T5_12"><text:s/></text:span><text:span text:style-name="T5_13">your</text:span><text:span text:style-name="T5_14"><text:s/></text:span><text:span text:style-name="T5_15">authority</text:span><text:span text:style-name="T5_16">.<text:s/></text:span><text:span text:style-name="T5_17">You</text:span><text:span text:style-name="T5_18"><text:s/></text:span><text:span text:style-name="T5_19">have</text:span><text:span text:style-name="T5_20"><text:s/></text:span><text:span text:style-name="T5_21">taken</text:span><text:span text:style-name="T5_22"><text:s/></text:span><text:span text:style-name="T5_23">it</text:span><text:span text:style-name="T5_24"><text:s/></text:span><text:span text:style-name="T5_25">on</text:span><text:span text:style-name="T5_26"><text:s/></text:span><text:span text:style-name="T5_27">yourself</text:span><text:span text:style-name="T5_28"><text:s/></text:span><text:span text:style-name="T5_29">to</text:span><text:span text:style-name="T5_30"><text:s/></text:span><text:span text:style-name="T5_31">give</text:span><text:span text:style-name="T5_32"><text:s/></text:span><text:span text:style-name="T5_33">a</text:span><text:span text:style-name="T5_34"><text:s/></text:span><text:span text:style-name="T5_35">rousing</text:span><text:span text:style-name="T5_36"><text:s/></text:span><text:span text:style-name="T5_37">speech</text:span><text:span text:style-name="T5_38"><text:s/></text:span><text:span text:style-name="T5_39">at</text:span><text:span text:style-name="T5_40"><text:s/></text:span><text:span text:style-name="T5_41">each</text:span><text:span text:style-name="T5_42"><text:s/></text:span><text:span text:style-name="T5_43">quarter</text:span><text:span text:style-name="T5_44">-</text:span><text:span text:style-name="T5_45">mark</text:span><text:span text:style-name="T5_46"><text:s/></text:span><text:span text:style-name="T5_47">of</text:span><text:span text:style-name="T5_48"><text:s/></text:span><text:span text:style-name="T5_49">the</text:span><text:span text:style-name="T5_50"><text:s/></text:span><text:span text:style-name="T5_51">celebrations</text:span><text:span text:style-name="T5_52">.</text:span></text:p>
      <text:p text:style-name="P6"/>
      <text:p text:style-name="P7"><text:span text:style-name="T7_1">You</text:span><text:span text:style-name="T7_2"><text:s/></text:span><text:span text:style-name="T7_3">were</text:span><text:span text:style-name="T7_4"><text:s/></text:span><text:span text:style-name="T7_5">always</text:span><text:span text:style-name="T7_6"><text:s/></text:span><text:span text:style-name="T7_7">a</text:span><text:span text:style-name="T7_8"><text:s/></text:span><text:span text:style-name="T7_9">loyal</text:span><text:span text:style-name="T7_10"><text:s/></text:span><text:span text:style-name="T7_11">supporter</text:span><text:span text:style-name="T7_12"><text:s/></text:span><text:span text:style-name="T7_13">of</text:span><text:span text:style-name="T7_14"><text:s/></text:span><text:span text:style-name="T7_15">even</text:span><text:span text:style-name="T7_16"><text:s/></text:span><text:span text:style-name="T7_17">your</text:span><text:span text:style-name="T7_18"><text:s/></text:span><text:span text:style-name="T7_19">husband</text:span><text:span text:style-name="T7_20">’</text:span><text:span text:style-name="T7_21">s</text:span><text:span text:style-name="T7_22"><text:s/></text:span><text:span text:style-name="T7_23">most</text:span><text:span text:style-name="T7_24"><text:s/></text:span><text:span text:style-name="T7_25">hare</text:span><text:span text:style-name="T7_26">-</text:span><text:span text:style-name="T7_27">brained</text:span><text:span text:style-name="T7_28"><text:s/></text:span><text:span text:style-name="T7_29">and</text:span><text:span text:style-name="T7_30"><text:s/></text:span><text:span text:style-name="T7_31">ill</text:span><text:span text:style-name="T7_32">-</text:span><text:span text:style-name="T7_33">advised</text:span><text:span text:style-name="T7_34"><text:s/></text:span><text:span text:style-name="T7_35">schemes</text:span><text:span text:style-name="T7_36">.<text:s/></text:span><text:span text:style-name="T7_37">Your</text:span><text:span text:style-name="T7_38"><text:s/></text:span><text:span text:style-name="T7_39">husbands</text:span><text:span text:style-name="T7_40"><text:s/></text:span><text:span text:style-name="T7_41">most</text:span><text:span text:style-name="T7_42"><text:s/></text:span><text:span text:style-name="T7_43">recent</text:span><text:span text:style-name="T7_44"><text:s/></text:span><text:span text:style-name="T7_45">idea</text:span><text:span text:style-name="T7_46"><text:s/></text:span><text:span text:style-name="T7_47">to</text:span><text:span text:style-name="T7_48"><text:s/></text:span><text:span text:style-name="T7_49">put</text:span><text:span text:style-name="T7_50"><text:s/></text:span><text:span text:style-name="T7_51">Luton</text:span><text:span text:style-name="T7_52"><text:s/></text:span><text:span text:style-name="T7_53">on</text:span><text:span text:style-name="T7_54"><text:s/></text:span><text:span text:style-name="T7_55">the</text:span><text:span text:style-name="T7_56"><text:s/></text:span><text:span text:style-name="T7_57">map</text:span><text:span text:style-name="T7_58"><text:s/></text:span><text:span text:style-name="T7_59">was</text:span><text:span text:style-name="T7_60"><text:s/></text:span><text:span text:style-name="T7_61">the</text:span><text:span text:style-name="T7_62"><text:s/></text:span><text:span text:style-name="T7_63">construction</text:span><text:span text:style-name="T7_64"><text:s/></text:span><text:span text:style-name="T7_65">of</text:span><text:span text:style-name="T7_66"><text:s/></text:span><text:span text:style-name="T7_67">the</text:span><text:span text:style-name="T7_68"><text:s/></text:span><text:span text:style-name="T7_69">Luton</text:span><text:span text:style-name="T7_70"><text:s/></text:span><text:span text:style-name="T7_71">Cathedral</text:span><text:span text:style-name="T7_72">.<text:s/></text:span><text:span text:style-name="T7_73">From</text:span><text:span text:style-name="T7_74"><text:s/></text:span><text:span text:style-name="T7_75">what</text:span><text:span text:style-name="T7_76"><text:s/></text:span><text:span text:style-name="T7_77">you</text:span><text:span text:style-name="T7_78"><text:s/></text:span><text:span text:style-name="T7_79">understand</text:span><text:span text:style-name="T7_80"><text:s/></text:span><text:span text:style-name="T7_81">this</text:span><text:span text:style-name="T7_82"><text:s/></text:span><text:span text:style-name="T7_83">has</text:span><text:span text:style-name="T7_84"><text:s/></text:span><text:span text:style-name="T7_85">been</text:span><text:span text:style-name="T7_86"><text:s/></text:span><text:span text:style-name="T7_87">a</text:span><text:span text:style-name="T7_88"><text:s/></text:span><text:span text:style-name="T7_89">very</text:span><text:span text:style-name="T7_90"><text:s/></text:span><text:span text:style-name="T7_91">costly</text:span><text:span text:style-name="T7_92"><text:s/></text:span><text:span text:style-name="T7_93">venture</text:span><text:span text:style-name="T7_94">.<text:s/></text:span><text:span text:style-name="T7_95">The</text:span><text:span text:style-name="T7_96"><text:s/></text:span><text:span text:style-name="T7_97">Duke</text:span><text:span text:style-name="T7_98"><text:s/></text:span><text:span text:style-name="T7_99">took</text:span><text:span text:style-name="T7_100"><text:s/></text:span><text:span text:style-name="T7_101">on</text:span><text:span text:style-name="T7_102"><text:s/></text:span><text:span text:style-name="T7_103">much</text:span><text:span text:style-name="T7_104"><text:s/></text:span><text:span text:style-name="T7_105">debt</text:span><text:span text:style-name="T7_106"><text:s/></text:span><text:span text:style-name="T7_107">from</text:span><text:span text:style-name="T7_108"><text:s/></text:span><text:span text:style-name="T7_109">local</text:span><text:span text:style-name="T7_110"><text:s/></text:span><text:span text:style-name="T7_111">money</text:span><text:span text:style-name="T7_112">-</text:span><text:span text:style-name="T7_113">lender</text:span><text:span text:style-name="T7_114"><text:s/></text:span><text:span text:style-name="T7_115">Isaac</text:span><text:span text:style-name="T7_116"><text:s/></text:span><text:span text:style-name="T7_117">Rosencrantz</text:span><text:span text:style-name="T7_118"><text:s/></text:span><text:span text:style-name="T7_119">to</text:span><text:span text:style-name="T7_120"><text:s/></text:span><text:span text:style-name="T7_121">fund</text:span><text:span text:style-name="T7_122"><text:s/></text:span><text:span text:style-name="T7_123">the</text:span><text:span text:style-name="T7_124"><text:s/></text:span><text:span text:style-name="T7_125">venture</text:span><text:span text:style-name="T7_126"><text:s/>-<text:s/></text:span><text:span text:style-name="T7_127">a</text:span><text:span text:style-name="T7_128"><text:s/></text:span><text:span text:style-name="T7_129">debt</text:span><text:span text:style-name="T7_130"><text:s/></text:span><text:span text:style-name="T7_131">you</text:span><text:span text:style-name="T7_132"><text:s/></text:span><text:span text:style-name="T7_133">have</text:span><text:span text:style-name="T7_134"><text:s/></text:span><text:span text:style-name="T7_135">now</text:span><text:span text:style-name="T7_136"><text:s/></text:span><text:span text:style-name="T7_137">inherited</text:span><text:span text:style-name="T7_138">!</text:span></text:p>
      <text:p text:style-name="P8"/>
      <text:p text:style-name="P9"><text:span text:style-name="T9_1">Duke</text:span><text:span text:style-name="T9_2"><text:s/></text:span><text:span text:style-name="T9_3">Smallwood</text:span><text:span text:style-name="T9_4"><text:s/></text:span><text:span text:style-name="T9_5">even</text:span><text:span text:style-name="T9_6"><text:s/></text:span><text:span text:style-name="T9_7">hired</text:span><text:span text:style-name="T9_8"><text:s/></text:span><text:span text:style-name="T9_9">consultants</text:span><text:span text:style-name="T9_10"><text:s/></text:span><text:span text:style-name="T9_11">all</text:span><text:span text:style-name="T9_12"><text:s/></text:span><text:span text:style-name="T9_13">the</text:span><text:span text:style-name="T9_14"><text:s/></text:span><text:span text:style-name="T9_15">way</text:span><text:span text:style-name="T9_16"><text:s/></text:span><text:span text:style-name="T9_17">from</text:span><text:span text:style-name="T9_18"><text:s/></text:span><text:span text:style-name="T9_19">London</text:span><text:span text:style-name="T9_20"><text:s/></text:span><text:span text:style-name="T9_21">such</text:span><text:span text:style-name="T9_22"><text:s/></text:span><text:span text:style-name="T9_23">as</text:span><text:span text:style-name="T9_24"><text:s/></text:span><text:span text:style-name="T9_25">stonemason</text:span><text:span text:style-name="T9_26"><text:s/></text:span><text:span text:style-name="T9_27">Bartholomew</text:span><text:span text:style-name="T9_28"><text:s/></text:span><text:span text:style-name="T9_29">Baldwin</text:span><text:span text:style-name="T9_30">.<text:s/></text:span><text:span text:style-name="T9_31">You</text:span><text:span text:style-name="T9_32"><text:s/></text:span><text:span text:style-name="T9_33">have</text:span><text:span text:style-name="T9_34"><text:s/></text:span><text:span text:style-name="T9_35">noticed</text:span><text:span text:style-name="T9_36"><text:s/></text:span><text:span text:style-name="T9_37">Bartholomew</text:span><text:span text:style-name="T9_38"><text:s/></text:span><text:span text:style-name="T9_39">is</text:span><text:span text:style-name="T9_40"><text:s/></text:span><text:span text:style-name="T9_41">a</text:span><text:span text:style-name="T9_42"><text:s/></text:span><text:span text:style-name="T9_43">quirky</text:span><text:span text:style-name="T9_44"><text:s/></text:span><text:span text:style-name="T9_45">man</text:span><text:span text:style-name="T9_46">.<text:s/></text:span><text:span text:style-name="T9_47">You</text:span><text:span text:style-name="T9_48">’</text:span><text:span text:style-name="T9_49">ve</text:span><text:span text:style-name="T9_50"><text:s/></text:span><text:span text:style-name="T9_51">noticed</text:span><text:span text:style-name="T9_52"><text:s/></text:span><text:span text:style-name="T9_53">his</text:span><text:span text:style-name="T9_54"><text:s/></text:span><text:span text:style-name="T9_55">bills</text:span><text:span text:style-name="T9_56"><text:s/></text:span><text:span text:style-name="T9_57">are</text:span><text:span text:style-name="T9_58"><text:s/></text:span><text:span text:style-name="T9_59">paid</text:span><text:span text:style-name="T9_60"><text:s/></text:span><text:span text:style-name="T9_61">under</text:span><text:span text:style-name="T9_62"><text:s/></text:span><text:span text:style-name="T9_63">a</text:span><text:span text:style-name="T9_64"><text:s/></text:span><text:span text:style-name="T9_65">different</text:span><text:span text:style-name="T9_66"><text:s/></text:span><text:span text:style-name="T9_67">name</text:span><text:span text:style-name="T9_68">,<text:s/></text:span><text:span text:style-name="T9_69">Rhetjfa</text:span><text:span text:style-name="T9_70">.</text:span></text:p>
      <text:p text:style-name="P10"/>
      <text:p text:style-name="P11"><text:span text:style-name="T11_1">In</text:span><text:span text:style-name="T11_2"><text:s/></text:span><text:span text:style-name="T11_3">order</text:span><text:span text:style-name="T11_4"><text:s/></text:span><text:span text:style-name="T11_5">to</text:span><text:span text:style-name="T11_6"><text:s/></text:span><text:span text:style-name="T11_7">fund</text:span><text:span text:style-name="T11_8"><text:s/></text:span><text:span text:style-name="T11_9">the</text:span><text:span text:style-name="T11_10"><text:s/></text:span><text:span text:style-name="T11_11">cathedral</text:span><text:span text:style-name="T11_12"><text:s/></text:span><text:span text:style-name="T11_13">your</text:span><text:span text:style-name="T11_14"><text:s/></text:span><text:span text:style-name="T11_15">husband</text:span><text:span text:style-name="T11_16"><text:s/></text:span><text:span text:style-name="T11_17">proposed</text:span><text:span text:style-name="T11_18"><text:s/></text:span><text:span text:style-name="T11_19">raising</text:span><text:span text:style-name="T11_20"><text:s/></text:span><text:span text:style-name="T11_21">taxes</text:span><text:span text:style-name="T11_22"><text:s/></text:span><text:span text:style-name="T11_23">again</text:span><text:span text:style-name="T11_24">.<text:s/></text:span><text:span text:style-name="T11_25">He</text:span><text:span text:style-name="T11_26"><text:s/></text:span><text:span text:style-name="T11_27">was</text:span><text:span text:style-name="T11_28"><text:s/></text:span><text:span text:style-name="T11_29">due</text:span><text:span text:style-name="T11_30"><text:s/></text:span><text:span text:style-name="T11_31">to</text:span><text:span text:style-name="T11_32"><text:s/></text:span><text:span text:style-name="T11_33">announce</text:span><text:span text:style-name="T11_34"><text:s/></text:span><text:span text:style-name="T11_35">his</text:span><text:span text:style-name="T11_36"><text:s/></text:span><text:span text:style-name="T11_37">decision</text:span><text:span text:style-name="T11_38"><text:s/></text:span><text:span text:style-name="T11_39">later</text:span><text:span text:style-name="T11_40"><text:s/></text:span><text:span text:style-name="T11_41">this</text:span><text:span text:style-name="T11_42"><text:s/></text:span><text:span text:style-name="T11_43">evening</text:span><text:span text:style-name="T11_44">.<text:s/></text:span><text:span text:style-name="T11_45">You</text:span><text:span text:style-name="T11_46"><text:s/></text:span><text:span text:style-name="T11_47">still</text:span><text:span text:style-name="T11_48"><text:s/></text:span><text:span text:style-name="T11_49">remember</text:span><text:span text:style-name="T11_50"><text:s/></text:span><text:span text:style-name="T11_51">the</text:span><text:span text:style-name="T11_52"><text:s/></text:span><text:span text:style-name="T11_53">last</text:span><text:span text:style-name="T11_54"><text:s/></text:span><text:span text:style-name="T11_55">time</text:span><text:span text:style-name="T11_56"><text:s/></text:span><text:span text:style-name="T11_57">that</text:span><text:span text:style-name="T11_58"><text:s/></text:span><text:span text:style-name="T11_59">your</text:span><text:span text:style-name="T11_60"><text:s/></text:span><text:span text:style-name="T11_61">husband</text:span><text:span text:style-name="T11_62"><text:s/></text:span><text:span text:style-name="T11_63">raised</text:span><text:span text:style-name="T11_64"><text:s/></text:span><text:span text:style-name="T11_65">taxes</text:span><text:span text:style-name="T11_66">.<text:s/></text:span><text:span text:style-name="T11_67">It</text:span><text:span text:style-name="T11_68"><text:s/></text:span><text:span text:style-name="T11_69">was</text:span><text:span text:style-name="T11_70"><text:s/></text:span><text:span text:style-name="T11_71">less</text:span><text:span text:style-name="T11_72"><text:s/></text:span><text:span text:style-name="T11_73">than</text:span><text:span text:style-name="T11_74"><text:s/></text:span><text:span text:style-name="T11_75">a</text:span><text:span text:style-name="T11_76"><text:s/></text:span><text:span text:style-name="T11_77">resounding</text:span><text:span text:style-name="T11_78"><text:s/></text:span><text:span text:style-name="T11_79">success</text:span><text:span text:style-name="T11_80"><text:s/></text:span><text:span text:style-name="T11_81">and</text:span><text:span text:style-name="T11_82"><text:s/></text:span><text:span text:style-name="T11_83">ended</text:span><text:span text:style-name="T11_84"><text:s/></text:span><text:span text:style-name="T11_85">with</text:span><text:span text:style-name="T11_86"><text:s/></text:span><text:span text:style-name="T11_87">the</text:span><text:span text:style-name="T11_88"><text:s/></text:span><text:span text:style-name="T11_89">eviction</text:span><text:span text:style-name="T11_90"><text:s/></text:span><text:span text:style-name="T11_91">of</text:span><text:span text:style-name="T11_92"><text:s/></text:span><text:span text:style-name="T11_93">many</text:span><text:span text:style-name="T11_94"><text:s/></text:span><text:span text:style-name="T11_95">families</text:span><text:span text:style-name="T11_96"><text:s/></text:span><text:span text:style-name="T11_97">who</text:span><text:span text:style-name="T11_98"><text:s/></text:span><text:span text:style-name="T11_99">couldn</text:span><text:span text:style-name="T11_100">’</text:span><text:span text:style-name="T11_101">t</text:span><text:span text:style-name="T11_102"><text:s/></text:span><text:span text:style-name="T11_103">pay</text:span><text:span text:style-name="T11_104">.<text:s/></text:span><text:span text:style-name="T11_105">What</text:span><text:span text:style-name="T11_106"><text:s/></text:span><text:span text:style-name="T11_107">most</text:span><text:span text:style-name="T11_108"><text:s/></text:span><text:span text:style-name="T11_109">people</text:span><text:span text:style-name="T11_110"><text:s/></text:span><text:span text:style-name="T11_111">don</text:span><text:span text:style-name="T11_112">’</text:span><text:span text:style-name="T11_113">t</text:span><text:span text:style-name="T11_114"><text:s/></text:span><text:span text:style-name="T11_115">know</text:span><text:span text:style-name="T11_116"><text:s/></text:span><text:span text:style-name="T11_117">is</text:span><text:span text:style-name="T11_118"><text:s/></text:span><text:span text:style-name="T11_119">that</text:span><text:span text:style-name="T11_120"><text:s/></text:span><text:span text:style-name="T11_121">the</text:span><text:span text:style-name="T11_122"><text:s/></text:span><text:span text:style-name="T11_123">last</text:span><text:span text:style-name="T11_124"><text:s/></text:span><text:span text:style-name="T11_125">tax</text:span><text:span text:style-name="T11_126"><text:s/></text:span><text:span text:style-name="T11_127">raise</text:span><text:span text:style-name="T11_128"><text:s/></text:span><text:span text:style-name="T11_129">was</text:span><text:span text:style-name="T11_130"><text:s/></text:span><text:span text:style-name="T11_131">actually</text:span><text:span text:style-name="T11_132"><text:s/></text:span><text:span text:style-name="T11_133">used</text:span><text:span text:style-name="T11_134"><text:s/></text:span><text:span text:style-name="T11_135">to</text:span><text:span text:style-name="T11_136"><text:s/></text:span><text:span text:style-name="T11_137">fund</text:span><text:span text:style-name="T11_138"><text:s/></text:span><text:span text:style-name="T11_139">the</text:span><text:span text:style-name="T11_140"><text:s/></text:span><text:span text:style-name="T11_141">Dukes</text:span><text:span text:style-name="T11_142"><text:s/></text:span><text:span text:style-name="T11_143">gambling</text:span><text:span text:style-name="T11_144"><text:s/></text:span><text:span text:style-name="T11_145">addiction</text:span><text:span text:style-name="T11_146"><text:s/></text:span><text:span text:style-name="T11_147">at</text:span><text:span text:style-name="T11_148"><text:s/></text:span><text:span text:style-name="T11_149">the</text:span><text:span text:style-name="T11_150"><text:s/></text:span><text:span text:style-name="T11_151">time</text:span><text:span text:style-name="T11_152">,<text:s/></text:span><text:span text:style-name="T11_153">a</text:span><text:span text:style-name="T11_154"><text:s/></text:span><text:span text:style-name="T11_155">practice</text:span><text:span text:style-name="T11_156"><text:s/></text:span><text:span text:style-name="T11_157">he</text:span><text:span text:style-name="T11_158"><text:s/></text:span><text:span text:style-name="T11_159">has</text:span><text:span text:style-name="T11_160"><text:s/></text:span><text:span text:style-name="T11_161">since</text:span><text:span text:style-name="T11_162"><text:s/></text:span><text:span text:style-name="T11_163">stopped</text:span><text:span text:style-name="T11_164">.<text:s/></text:span><text:span text:style-name="T11_165">While</text:span><text:span text:style-name="T11_166"><text:s/></text:span><text:span text:style-name="T11_167">you</text:span><text:span text:style-name="T11_168"><text:s/></text:span><text:span text:style-name="T11_169">don</text:span><text:span text:style-name="T11_170">’</text:span><text:span text:style-name="T11_171">t</text:span><text:span text:style-name="T11_172"><text:s/></text:span><text:span text:style-name="T11_173">particularly</text:span><text:span text:style-name="T11_174"><text:s/></text:span><text:span text:style-name="T11_175">want</text:span><text:span text:style-name="T11_176"><text:s/></text:span><text:span text:style-name="T11_177">a</text:span><text:span text:style-name="T11_178"><text:s/></text:span><text:span text:style-name="T11_179">repeat</text:span><text:span text:style-name="T11_180">,<text:s/></text:span><text:span text:style-name="T11_181">you</text:span><text:span text:style-name="T11_182"><text:s/></text:span><text:span text:style-name="T11_183">have</text:span><text:span text:style-name="T11_184"><text:s/></text:span><text:span text:style-name="T11_185">to</text:span><text:span text:style-name="T11_186"><text:s/></text:span><text:span text:style-name="T11_187">admit</text:span><text:span text:style-name="T11_188"><text:s/></text:span><text:span text:style-name="T11_189">that</text:span><text:span text:style-name="T11_190"><text:s/></text:span><text:span text:style-name="T11_191">the</text:span><text:span text:style-name="T11_192"><text:s/></text:span><text:span text:style-name="T11_193">Smallwood</text:span><text:span text:style-name="T11_194"><text:s/></text:span><text:span text:style-name="T11_195">finances</text:span><text:span text:style-name="T11_196"><text:s/></text:span><text:span text:style-name="T11_197">are</text:span><text:span text:style-name="T11_198"><text:s/></text:span><text:span text:style-name="T11_199">looking</text:span><text:span text:style-name="T11_200"><text:s/></text:span><text:span text:style-name="T11_201">pretty</text:span><text:span text:style-name="T11_202"><text:s/></text:span><text:span text:style-name="T11_203">bleak</text:span><text:span text:style-name="T11_204">.</text:span></text:p>
      <text:p text:style-name="P12"/>
      <text:p text:style-name="P13"><text:span text:style-name="T13_1">It</text:span><text:span text:style-name="T13_2"><text:s/></text:span><text:span text:style-name="T13_3">will</text:span><text:span text:style-name="T13_4"><text:s/></text:span><text:span text:style-name="T13_5">be</text:span><text:span text:style-name="T13_6"><text:s/></text:span><text:span text:style-name="T13_7">up</text:span><text:span text:style-name="T13_8"><text:s/></text:span><text:span text:style-name="T13_9">to</text:span><text:span text:style-name="T13_10"><text:s/></text:span><text:span text:style-name="T13_11">you</text:span><text:span text:style-name="T13_12"><text:s/></text:span><text:span text:style-name="T13_13">to</text:span><text:span text:style-name="T13_14"><text:s/></text:span><text:span text:style-name="T13_15">make</text:span><text:span text:style-name="T13_16"><text:s/></text:span><text:span text:style-name="T13_17">a</text:span><text:span text:style-name="T13_18"><text:s/></text:span><text:span text:style-name="T13_19">decision</text:span><text:span text:style-name="T13_20"><text:s/></text:span><text:span text:style-name="T13_21">whether</text:span><text:span text:style-name="T13_22"><text:s/></text:span><text:span text:style-name="T13_23">or</text:span><text:span text:style-name="T13_24"><text:s/></text:span><text:span text:style-name="T13_25">not</text:span><text:span text:style-name="T13_26"><text:s/></text:span><text:span text:style-name="T13_27">to</text:span><text:span text:style-name="T13_28"><text:s/></text:span><text:span text:style-name="T13_29">raise</text:span><text:span text:style-name="T13_30"><text:s/></text:span><text:span text:style-name="T13_31">taxes</text:span><text:span text:style-name="T13_32"><text:s/></text:span><text:span text:style-name="T13_33">and</text:span><text:span text:style-name="T13_34"><text:s/></text:span><text:span text:style-name="T13_35">you</text:span><text:span text:style-name="T13_36"><text:s/></text:span><text:span text:style-name="T13_37">will</text:span><text:span text:style-name="T13_38"><text:s/></text:span><text:span text:style-name="T13_39">need</text:span><text:span text:style-name="T13_40"><text:s/></text:span><text:span text:style-name="T13_41">to</text:span><text:span text:style-name="T13_42"><text:s/></text:span><text:span text:style-name="T13_43">announce</text:span><text:span text:style-name="T13_44"><text:s/></text:span><text:span text:style-name="T13_45">your</text:span><text:span text:style-name="T13_46"><text:s/></text:span><text:span text:style-name="T13_47">decision</text:span><text:span text:style-name="T13_48"><text:s/></text:span><text:span text:style-name="T13_49">at</text:span><text:span text:style-name="T13_50"><text:s/></text:span><text:span text:style-name="T13_51">the</text:span><text:span text:style-name="T13_52"><text:s/></text:span><text:span text:style-name="T13_53">time</text:span><text:span text:style-name="T13_54"><text:s/></text:span><text:span text:style-name="T13_55">of</text:span><text:span text:style-name="T13_56"><text:s/></text:span><text:span text:style-name="T13_57">the</text:span><text:span text:style-name="T13_58"><text:s/></text:span><text:span text:style-name="T13_59">Town</text:span><text:span text:style-name="T13_60"><text:s/></text:span><text:span text:style-name="T13_61">Dance</text:span><text:span text:style-name="T13_62">.</text:span></text:p>
      <text:p text:style-name="P14"/>
      <text:p text:style-name="P15"><text:span text:style-name="T15_1">Whether</text:span><text:span text:style-name="T15_2"><text:s/></text:span><text:span text:style-name="T15_3">or</text:span><text:span text:style-name="T15_4"><text:s/></text:span><text:span text:style-name="T15_5">not</text:span><text:span text:style-name="T15_6"><text:s/></text:span><text:span text:style-name="T15_7">the</text:span><text:span text:style-name="T15_8"><text:s/></text:span><text:span text:style-name="T15_9">cathedral</text:span><text:span text:style-name="T15_10"><text:s/></text:span><text:span text:style-name="T15_11">construction</text:span><text:span text:style-name="T15_12"><text:s/></text:span><text:span text:style-name="T15_13">continues</text:span><text:span text:style-name="T15_14"><text:s/></text:span><text:span text:style-name="T15_15">is</text:span><text:span text:style-name="T15_16"><text:s/></text:span><text:span text:style-name="T15_17">now</text:span><text:span text:style-name="T15_18"><text:s/></text:span><text:span text:style-name="T15_19">out</text:span><text:span text:style-name="T15_20"><text:s/></text:span><text:span text:style-name="T15_21">of</text:span><text:span text:style-name="T15_22"><text:s/></text:span><text:span text:style-name="T15_23">your</text:span><text:span text:style-name="T15_24"><text:s/></text:span><text:span text:style-name="T15_25">hands</text:span><text:span text:style-name="T15_26">.<text:s/></text:span><text:span text:style-name="T15_27">King</text:span><text:span text:style-name="T15_28"><text:s/></text:span><text:span text:style-name="T15_29">Charles</text:span><text:span text:style-name="T15_30"><text:s/></text:span><text:span text:style-name="T15_31">II</text:span><text:span text:style-name="T15_32"><text:s/></text:span><text:span text:style-name="T15_33">has</text:span><text:span text:style-name="T15_34"><text:s/></text:span><text:span text:style-name="T15_35">sent</text:span><text:span text:style-name="T15_36"><text:s/></text:span><text:span text:style-name="T15_37">a</text:span><text:span text:style-name="T15_38"><text:s/></text:span><text:span text:style-name="T15_39">personal</text:span><text:span text:style-name="T15_40"><text:s/></text:span><text:span text:style-name="T15_41">representative</text:span><text:span text:style-name="T15_42"><text:s/></text:span><text:span text:style-name="T15_43">to</text:span><text:span text:style-name="T15_44"><text:s/></text:span><text:span text:style-name="T15_45">rule</text:span><text:span text:style-name="T15_46"><text:s/></text:span><text:span text:style-name="T15_47">on</text:span><text:span text:style-name="T15_48"><text:s/></text:span><text:span text:style-name="T15_49">the</text:span><text:span text:style-name="T15_50"><text:s/></text:span><text:span text:style-name="T15_51">matter</text:span><text:span text:style-name="T15_52"><text:s/></text:span><text:span text:style-name="T15_53">and</text:span><text:span text:style-name="T15_54"><text:s/></text:span><text:span text:style-name="T15_55">Nathaniel</text:span><text:span text:style-name="T15_56"><text:s/></text:span><text:span text:style-name="T15_57">Gascoigne</text:span><text:span text:style-name="T15_58"><text:s/></text:span><text:span text:style-name="T15_59">will</text:span><text:span text:style-name="T15_60"><text:s/></text:span><text:span text:style-name="T15_61">rule</text:span><text:span text:style-name="T15_62"><text:s/></text:span><text:span text:style-name="T15_63">on</text:span><text:span text:style-name="T15_64"><text:s/></text:span><text:span text:style-name="T15_65">the</text:span><text:span text:style-name="T15_66"><text:s/></text:span><text:span text:style-name="T15_67">matter</text:span><text:span text:style-name="T15_68"><text:s/></text:span><text:span text:style-name="T15_69">later</text:span><text:span text:style-name="T15_70"><text:s/></text:span><text:span text:style-name="T15_71">in</text:span><text:span text:style-name="T15_72"><text:s/></text:span><text:span text:style-name="T15_73">the</text:span><text:span text:style-name="T15_74"><text:s/></text:span><text:span text:style-name="T15_75">evening</text:span><text:span text:style-name="T15_76">.<text:s/></text:span><text:span text:style-name="T15_77">It</text:span><text:span text:style-name="T15_78"><text:s/></text:span><text:span text:style-name="T15_79">is</text:span><text:span text:style-name="T15_80"><text:s/></text:span><text:span text:style-name="T15_81">up</text:span><text:span text:style-name="T15_82"><text:s/></text:span><text:span text:style-name="T15_83">to</text:span><text:span text:style-name="T15_84"><text:s/></text:span><text:span text:style-name="T15_85">you</text:span><text:span text:style-name="T15_86"><text:s/></text:span><text:span text:style-name="T15_87">to</text:span><text:span text:style-name="T15_88"><text:s/></text:span><text:span text:style-name="T15_89">figure</text:span><text:span text:style-name="T15_90"><text:s/></text:span><text:span text:style-name="T15_91">out</text:span><text:span text:style-name="T15_92"><text:s/></text:span><text:span text:style-name="T15_93">how</text:span><text:span text:style-name="T15_94"><text:s/></text:span><text:span text:style-name="T15_95">to</text:span><text:span text:style-name="T15_96"><text:s/></text:span><text:span text:style-name="T15_97">juggle</text:span><text:span text:style-name="T15_98"><text:s/></text:span><text:span text:style-name="T15_99">the</text:span><text:span text:style-name="T15_100"><text:s/></text:span><text:span text:style-name="T15_101">Smallwood</text:span><text:span text:style-name="T15_102"><text:s/></text:span><text:span text:style-name="T15_103">debt</text:span><text:span text:style-name="T15_104">.</text:span></text:p>
      <text:p text:style-name="P16"/>
      <text:p text:style-name="P17"><text:span text:style-name="T17_1">To</text:span><text:span text:style-name="T17_2"><text:s/></text:span><text:span text:style-name="T17_3">make</text:span><text:span text:style-name="T17_4"><text:s/></text:span><text:span text:style-name="T17_5">matters</text:span><text:span text:style-name="T17_6"><text:s/></text:span><text:span text:style-name="T17_7">worse</text:span><text:span text:style-name="T17_8">,<text:s/></text:span><text:span text:style-name="T17_9">recently</text:span><text:span text:style-name="T17_10">,<text:s/></text:span><text:span text:style-name="T17_11">the</text:span><text:span text:style-name="T17_12"><text:s/></text:span><text:span text:style-name="T17_13">late</text:span><text:span text:style-name="T17_14"><text:s/></text:span><text:span text:style-name="T17_15">Duke</text:span><text:span text:style-name="T17_16"><text:s/></text:span><text:span text:style-name="T17_17">commissioned</text:span><text:span text:style-name="T17_18"><text:s/></text:span><text:span text:style-name="T17_19">an</text:span><text:span text:style-name="T17_20"><text:s/></text:span><text:span text:style-name="T17_21">erotic</text:span><text:span text:style-name="T17_22"><text:s/></text:span><text:span text:style-name="T17_23">painting</text:span><text:span text:style-name="T17_24"><text:s/></text:span><text:span text:style-name="T17_25">of</text:span><text:span text:style-name="T17_26"><text:s/></text:span><text:span text:style-name="T17_27">you</text:span><text:span text:style-name="T17_28">,<text:s/></text:span><text:span text:style-name="T17_29">which</text:span><text:span text:style-name="T17_30"><text:s/></text:span><text:span text:style-name="T17_31">has</text:span><text:span text:style-name="T17_32"><text:s/></text:span><text:span text:style-name="T17_33">gone</text:span><text:span text:style-name="T17_34"><text:s/></text:span><text:span text:style-name="T17_35">missing</text:span><text:span text:style-name="T17_36">!<text:s/></text:span><text:span text:style-name="T17_37">This</text:span><text:span text:style-name="T17_38"><text:s/></text:span><text:span text:style-name="T17_39">is</text:span><text:span text:style-name="T17_40"><text:s/></text:span><text:span text:style-name="T17_41">even</text:span><text:span text:style-name="T17_42"><text:s/></text:span><text:span text:style-name="T17_43">worse</text:span><text:span text:style-name="T17_44"><text:s/></text:span><text:span text:style-name="T17_45">than</text:span><text:span text:style-name="T17_46"><text:s/></text:span><text:span text:style-name="T17_47">when</text:span><text:span text:style-name="T17_48"><text:s/></text:span><text:span text:style-name="T17_49">your</text:span><text:span text:style-name="T17_50"><text:s/></text:span><text:span text:style-name="T17_51">beloved</text:span><text:span text:style-name="T17_52"><text:s/></text:span><text:span text:style-name="T17_53">garden</text:span><text:span text:style-name="T17_54"><text:s/></text:span><text:span text:style-name="T17_55">statue</text:span><text:span text:style-name="T17_56"><text:s/></text:span><text:span text:style-name="T17_57">of</text:span><text:span text:style-name="T17_58"><text:s/></text:span><text:span text:style-name="T17_59">a</text:span><text:span text:style-name="T17_60"><text:s/></text:span><text:span text:style-name="T17_61">water</text:span><text:span text:style-name="T17_62"><text:s/></text:span><text:span text:style-name="T17_63">nymph</text:span><text:span text:style-name="T17_64"><text:s/></text:span><text:span text:style-name="T17_65">got</text:span><text:span text:style-name="T17_66"><text:s/></text:span><text:span text:style-name="T17_67">stolen</text:span><text:span text:style-name="T17_68"><text:s/></text:span><text:span text:style-name="T17_69">a</text:span><text:span text:style-name="T17_70"><text:s/></text:span><text:span text:style-name="T17_71">couple</text:span><text:span text:style-name="T17_72"><text:s/></text:span><text:span text:style-name="T17_73">of</text:span><text:span text:style-name="T17_74"><text:s/></text:span><text:span text:style-name="T17_75">years</text:span><text:span text:style-name="T17_76"><text:s/></text:span><text:span text:style-name="T17_77">ago</text:span><text:span text:style-name="T17_78">!</text:span></text:p>
      <text:p text:style-name="P18"/>
      <text:p text:style-name="P19"><text:span text:style-name="T19_1">You</text:span><text:span text:style-name="T19_2"><text:s/></text:span><text:span text:style-name="T19_3">wish</text:span><text:span text:style-name="T19_4"><text:s/></text:span><text:span text:style-name="T19_5">to</text:span><text:span text:style-name="T19_6"><text:s/></text:span><text:span text:style-name="T19_7">find</text:span><text:span text:style-name="T19_8"><text:s/></text:span><text:span text:style-name="T19_9">and</text:span><text:span text:style-name="T19_10"><text:s/></text:span><text:span text:style-name="T19_11">destroy</text:span><text:span text:style-name="T19_12"><text:s/></text:span><text:span text:style-name="T19_13">the</text:span><text:span text:style-name="T19_14"><text:s/></text:span><text:span text:style-name="T19_15">painting</text:span><text:span text:style-name="T19_16">.<text:s/></text:span><text:span text:style-name="T19_17">You</text:span><text:span text:style-name="T19_18"><text:s/></text:span><text:span text:style-name="T19_19">suspect</text:span><text:span text:style-name="T19_20"><text:s/></text:span><text:span text:style-name="T19_21">that</text:span><text:span text:style-name="T19_22"><text:s/></text:span><text:span text:style-name="T19_23">Susannah</text:span><text:span text:style-name="T19_24"><text:s/></text:span><text:span text:style-name="T19_25">of</text:span><text:span text:style-name="T19_26"><text:s/>‘</text:span><text:span text:style-name="T19_27">S</text:span><text:span text:style-name="T19_28">ilvester</text:span><text:span text:style-name="T19_29"><text:s/></text:span><text:span text:style-name="T19_30">Supplies</text:span><text:span text:style-name="T19_31">’<text:s/></text:span><text:span text:style-name="T19_32">had</text:span><text:span text:style-name="T19_33"><text:s/></text:span><text:span text:style-name="T19_34">the</text:span><text:span text:style-name="T19_35"><text:s/></text:span><text:span text:style-name="T19_36">painting</text:span><text:span text:style-name="T19_37">.<text:s/></text:span><text:span text:style-name="T19_38">She</text:span><text:span text:style-name="T19_39"><text:s/></text:span><text:span text:style-name="T19_40">may</text:span><text:span text:style-name="T19_41"><text:s/></text:span><text:span text:style-name="T19_42">have</text:span><text:span text:style-name="T19_43"><text:s/></text:span><text:span text:style-name="T19_44">sold</text:span><text:span text:style-name="T19_45"><text:s/></text:span><text:span text:style-name="T19_46">it</text:span><text:span text:style-name="T19_47"><text:s/></text:span><text:span text:style-name="T19_48">by</text:span><text:span text:style-name="T19_49"><text:s/></text:span><text:span text:style-name="T19_50">now</text:span><text:span text:style-name="T19_51">,<text:s/></text:span><text:span text:style-name="T19_52">though</text:span><text:span text:style-name="T19_53">,<text:s/></text:span><text:span text:style-name="T19_54">as</text:span><text:span text:style-name="T19_55"><text:s/></text:span><text:span text:style-name="T19_56">she</text:span><text:span text:style-name="T19_57"><text:s/></text:span><text:span text:style-name="T19_58">seems</text:span><text:span text:style-name="T19_59"><text:s/></text:span><text:span text:style-name="T19_60">to</text:span><text:span text:style-name="T19_61"><text:s/></text:span><text:span text:style-name="T19_62">do</text:span><text:span text:style-name="T19_63"><text:s/></text:span><text:span text:style-name="T19_64">a</text:span><text:span text:style-name="T19_65"><text:s/></text:span><text:span text:style-name="T19_66">remarkable</text:span><text:span text:style-name="T19_67"><text:s/></text:span><text:span text:style-name="T19_68">trade</text:span><text:span text:style-name="T19_69"><text:s/></text:span><text:span text:style-name="T19_70">of</text:span><text:span text:style-name="T19_71"><text:s/></text:span><text:span text:style-name="T19_72">turning</text:span><text:span text:style-name="T19_73"><text:s/></text:span><text:span text:style-name="T19_74">items</text:span><text:span text:style-name="T19_75"><text:s/></text:span><text:span text:style-name="T19_76">she</text:span><text:span text:style-name="T19_77"><text:s/></text:span><text:span text:style-name="T19_78">happens</text:span><text:span text:style-name="T19_79"><text:s/></text:span><text:span text:style-name="T19_80">to</text:span><text:span text:style-name="T19_81"><text:s/></text:span><text:span text:style-name="T19_82">have</text:span><text:span text:style-name="T19_83"><text:s/>“</text:span><text:span text:style-name="T19_84">found</text:span><text:span text:style-name="T19_85">”.</text:span></text:p>
      <text:p text:style-name="P20"/>
      <text:p text:style-name="P21"><text:span text:style-name="T21_1">This</text:span><text:span text:style-name="T21_2"><text:s/></text:span><text:span text:style-name="T21_3">stress</text:span><text:span text:style-name="T21_4"><text:s/></text:span><text:span text:style-name="T21_5">was</text:span><text:span text:style-name="T21_6"><text:s/></text:span><text:span text:style-name="T21_7">compounded</text:span><text:span text:style-name="T21_8"><text:s/></text:span><text:span text:style-name="T21_9">by</text:span><text:span text:style-name="T21_10"><text:s/></text:span><text:span text:style-name="T21_11">the</text:span><text:span text:style-name="T21_12"><text:s/></text:span><text:span text:style-name="T21_13">fact</text:span><text:span text:style-name="T21_14"><text:s/></text:span><text:span text:style-name="T21_15">that</text:span><text:span text:style-name="T21_16"><text:s/></text:span><text:span text:style-name="T21_17">you</text:span><text:span text:style-name="T21_18"><text:s/></text:span><text:span text:style-name="T21_19">recently</text:span><text:span text:style-name="T21_20"><text:s/></text:span><text:span text:style-name="T21_21">arrived</text:span><text:span text:style-name="T21_22"><text:s/></text:span><text:span text:style-name="T21_23">home</text:span><text:span text:style-name="T21_24"><text:s/></text:span><text:span text:style-name="T21_25">to</text:span><text:span text:style-name="T21_26"><text:s/></text:span><text:span text:style-name="T21_27">find</text:span><text:span text:style-name="T21_28"><text:s/></text:span><text:span text:style-name="T21_29">an</text:span><text:span text:style-name="T21_30"><text:s/></text:span><text:span text:style-name="T21_31">occult</text:span><text:span text:style-name="T21_32"><text:s/></text:span><text:span text:style-name="T21_33">scene</text:span><text:span text:style-name="T21_34"><text:s/></text:span><text:span text:style-name="T21_35">staged</text:span><text:span text:style-name="T21_36"><text:s/></text:span><text:span text:style-name="T21_37">within</text:span><text:span text:style-name="T21_38"><text:s/></text:span><text:span text:style-name="T21_39">your</text:span><text:span text:style-name="T21_40"><text:s/></text:span><text:span text:style-name="T21_41">house</text:span><text:span text:style-name="T21_42"><text:s/>-<text:s/></text:span><text:span text:style-name="T21_43">complete</text:span><text:span text:style-name="T21_44"><text:s/></text:span><text:span text:style-name="T21_45">with</text:span><text:span text:style-name="T21_46"><text:s/></text:span><text:span text:style-name="T21_47">blood</text:span><text:span text:style-name="T21_48"><text:s/></text:span><text:span text:style-name="T21_49">spatter</text:span><text:span text:style-name="T21_50"><text:s/></text:span><text:span text:style-name="T21_51">and</text:span><text:span text:style-name="T21_52"><text:s/></text:span><text:span text:style-name="T21_53">pentagrams</text:span><text:span text:style-name="T21_54">.<text:s/></text:span><text:span text:style-name="T21_55">The</text:span><text:span text:style-name="T21_56"><text:s/></text:span><text:span text:style-name="T21_57">warning</text:span><text:span text:style-name="T21_58"><text:s/></text:span><text:span text:style-name="T21_59">was</text:span><text:span text:style-name="T21_60"><text:s/></text:span><text:span text:style-name="T21_61">addressed</text:span><text:span text:style-name="T21_62"><text:s/></text:span><text:span text:style-name="T21_63">to</text:span><text:span text:style-name="T21_64"><text:s/></text:span><text:span text:style-name="T21_65">the</text:span><text:span text:style-name="T21_66"><text:s/></text:span><text:span text:style-name="T21_67">Duke</text:span><text:span text:style-name="T21_68"><text:s/></text:span><text:span text:style-name="T21_69">but</text:span><text:span text:style-name="T21_70"><text:s/></text:span><text:span text:style-name="T21_71">the</text:span><text:span text:style-name="T21_72"><text:s/></text:span><text:span text:style-name="T21_73">message</text:span><text:span text:style-name="T21_74"><text:s/></text:span><text:span text:style-name="T21_75">was</text:span><text:span text:style-name="T21_76"><text:s/></text:span><text:span text:style-name="T21_77">clear</text:span><text:span text:style-name="T21_78">:<text:s/></text:span><text:span text:style-name="T21_79">Pay</text:span><text:span text:style-name="T21_80"><text:s/></text:span><text:span text:style-name="T21_81">up</text:span><text:span text:style-name="T21_82"><text:s/></text:span><text:span text:style-name="T21_83">your</text:span><text:span text:style-name="T21_84"><text:s/></text:span><text:span text:style-name="T21_85">debt</text:span><text:span text:style-name="T21_86"><text:s/></text:span><text:span text:style-name="T21_87">or</text:span><text:span text:style-name="T21_88"><text:s/></text:span><text:span text:style-name="T21_89">face</text:span><text:span text:style-name="T21_90"><text:s/></text:span><text:span text:style-name="T21_91">the</text:span><text:span text:style-name="T21_92"><text:s/></text:span><text:span text:style-name="T21_93">darkest</text:span><text:span text:style-name="T21_94"><text:s/></text:span><text:span text:style-name="T21_95">depths</text:span><text:span text:style-name="T21_96"><text:s/></text:span><text:span text:style-name="T21_97">of</text:span><text:span text:style-name="T21_98"><text:s/></text:span><text:span text:style-name="T21_99">darkness</text:span><text:span text:style-name="T21_100">.<text:s/></text:span><text:span text:style-name="T21_101">You</text:span><text:span text:style-name="T21_102"><text:s/></text:span><text:span text:style-name="T21_103">were</text:span><text:span text:style-name="T21_104"><text:s/></text:span><text:span text:style-name="T21_105">a</text:span><text:span text:style-name="T21_106"><text:s/></text:span><text:span text:style-name="T21_107">little</text:span><text:span text:style-name="T21_108"><text:s/></text:span><text:span text:style-name="T21_109">disturbed</text:span><text:span text:style-name="T21_110"><text:s/></text:span><text:span text:style-name="T21_111">by</text:span><text:span text:style-name="T21_112"><text:s/></text:span><text:span text:style-name="T21_113">it</text:span><text:span text:style-name="T21_114"><text:s/></text:span><text:span text:style-name="T21_115">but</text:span><text:span text:style-name="T21_116"><text:s/></text:span><text:span text:style-name="T21_117">it</text:span><text:span text:style-name="T21_118"><text:s/></text:span><text:span text:style-name="T21_119">could</text:span><text:span text:style-name="T21_120"><text:s/></text:span><text:span text:style-name="T21_121">simply</text:span><text:span text:style-name="T21_122"><text:s/></text:span><text:span text:style-name="T21_123">be</text:span><text:span text:style-name="T21_124"><text:s/></text:span><text:span text:style-name="T21_125">that</text:span><text:span text:style-name="T21_126"><text:s/></text:span><text:span text:style-name="T21_127">no</text:span><text:span text:style-name="T21_128"><text:s/></text:span><text:span text:style-name="T21_129">good</text:span><text:span text:style-name="T21_130"><text:s/></text:span><text:span text:style-name="T21_131">drunkard</text:span><text:span text:style-name="T21_132"><text:s/></text:span><text:span text:style-name="T21_133">Alister</text:span><text:span text:style-name="T21_134"><text:s/></text:span><text:span text:style-name="T21_135">Rudden</text:span><text:span text:style-name="T21_136"><text:s/></text:span><text:span text:style-name="T21_137">up</text:span><text:span text:style-name="T21_138"><text:s/></text:span><text:span text:style-name="T21_139">to</text:span><text:span text:style-name="T21_140"><text:s/></text:span><text:span text:style-name="T21_141">his</text:span><text:span text:style-name="T21_142"><text:s/></text:span><text:span text:style-name="T21_143">old</text:span><text:span text:style-name="T21_144"><text:s/></text:span><text:span text:style-name="T21_145">drunken</text:span><text:span text:style-name="T21_146"><text:s/></text:span><text:span text:style-name="T21_147">tricks</text:span><text:span text:style-name="T21_148">!</text:span></text:p>
      <text:p text:style-name="P22"/>
      <text:p text:style-name="P23"><text:span text:style-name="T23_1">At</text:span><text:span text:style-name="T23_2"><text:s/></text:span><text:span text:style-name="T23_3">least</text:span><text:span text:style-name="T23_4"><text:s/></text:span><text:span text:style-name="T23_5">you</text:span><text:span text:style-name="T23_6"><text:s/></text:span><text:span text:style-name="T23_7">have</text:span><text:span text:style-name="T23_8"><text:s/></text:span><text:span text:style-name="T23_9">Gilbert</text:span><text:span text:style-name="T23_10"><text:s/></text:span><text:span text:style-name="T23_11">to</text:span><text:span text:style-name="T23_12"><text:s/></text:span><text:span text:style-name="T23_13">distract</text:span><text:span text:style-name="T23_14"><text:s/></text:span><text:span text:style-name="T23_15">you</text:span><text:span text:style-name="T23_16"><text:s/></text:span><text:span text:style-name="T23_17">from</text:span><text:span text:style-name="T23_18"><text:s/></text:span><text:span text:style-name="T23_19">such</text:span><text:span text:style-name="T23_20"><text:s/></text:span><text:span text:style-name="T23_21">stressful</text:span><text:span text:style-name="T23_22"><text:s/></text:span><text:span text:style-name="T23_23">matters</text:span><text:span text:style-name="T23_24">.<text:s/></text:span><text:span text:style-name="T23_25">Gilbert</text:span><text:span text:style-name="T23_26"><text:s/></text:span><text:span text:style-name="T23_27">Sleeb</text:span><text:span text:style-name="T23_28"><text:s/></text:span><text:span text:style-name="T23_29">is</text:span><text:span text:style-name="T23_30"><text:s/></text:span><text:span text:style-name="T23_31">a</text:span><text:span text:style-name="T23_32"><text:s/></text:span><text:span text:style-name="T23_33">local</text:span><text:span text:style-name="T23_34"><text:s/></text:span><text:span text:style-name="T23_35">judge</text:span><text:span text:style-name="T23_36"><text:s/></text:span><text:span text:style-name="T23_37">and</text:span><text:span text:style-name="T23_38"><text:s/></text:span><text:span text:style-name="T23_39">the</text:span><text:span text:style-name="T23_40"><text:s/></text:span><text:span text:style-name="T23_41">man</text:span><text:span text:style-name="T23_42"><text:s/></text:span><text:span text:style-name="T23_43">you</text:span><text:span text:style-name="T23_44">’</text:span><text:span text:style-name="T23_45">d</text:span><text:span text:style-name="T23_46"><text:s/></text:span><text:span text:style-name="T23_47">rather</text:span><text:span text:style-name="T23_48"><text:s/></text:span><text:span text:style-name="T23_49">spend</text:span><text:span text:style-name="T23_50"><text:s/></text:span><text:span text:style-name="T23_51">your</text:span><text:span text:style-name="T23_52"><text:s/></text:span><text:span text:style-name="T23_53">evenings</text:span><text:span text:style-name="T23_54"><text:s/></text:span><text:span text:style-name="T23_55">with</text:span><text:span text:style-name="T23_56">.<text:s/></text:span><text:span text:style-name="T23_57">He</text:span><text:span text:style-name="T23_58"><text:s/></text:span><text:span text:style-name="T23_59">is</text:span><text:span text:style-name="T23_60"><text:s/></text:span><text:span text:style-name="T23_61">sure</text:span><text:span text:style-name="T23_62"><text:s/></text:span><text:span text:style-name="T23_63">to</text:span><text:span text:style-name="T23_64"><text:s/></text:span><text:span text:style-name="T23_65">be</text:span><text:span text:style-name="T23_66"><text:s/></text:span><text:span text:style-name="T23_67">at</text:span><text:span text:style-name="T23_68"><text:s/></text:span><text:span text:style-name="T23_69">the</text:span><text:span text:style-name="T23_70"><text:s/></text:span><text:span text:style-name="T23_71">festival</text:span><text:span text:style-name="T23_72"><text:s/></text:span><text:span text:style-name="T23_73">tonight</text:span><text:span text:style-name="T23_74"><text:s/></text:span><text:span text:style-name="T23_75">but</text:span><text:span text:style-name="T23_76"><text:s/></text:span><text:span text:style-name="T23_77">naturally</text:span><text:span text:style-name="T23_78"><text:s/></text:span><text:span text:style-name="T23_79">you</text:span><text:span text:style-name="T23_80"><text:s/></text:span><text:span text:style-name="T23_81">must</text:span><text:span text:style-name="T23_82"><text:s/></text:span><text:span text:style-name="T23_83">try</text:span><text:span text:style-name="T23_84"><text:s/></text:span><text:span text:style-name="T23_85">and</text:span><text:span text:style-name="T23_86"><text:s/></text:span><text:span text:style-name="T23_87">keep</text:span><text:span text:style-name="T23_88"><text:s/></text:span><text:span text:style-name="T23_89">your</text:span><text:span text:style-name="T23_90"><text:s/></text:span><text:span text:style-name="T23_91">affair</text:span><text:span text:style-name="T23_92"><text:s/></text:span><text:span text:style-name="T23_93">as</text:span><text:span text:style-name="T23_94"><text:s/></text:span><text:span text:style-name="T23_95">clandestine</text:span><text:span text:style-name="T23_96"><text:s/></text:span><text:span text:style-name="T23_97">as</text:span><text:span text:style-name="T23_98"><text:s/></text:span><text:span text:style-name="T23_99">possible</text:span><text:span text:style-name="T23_100"><text:s/>-<text:s/></text:span><text:span text:style-name="T23_101">otherwise</text:span><text:span text:style-name="T23_102"><text:s/></text:span><text:span text:style-name="T23_103">it</text:span><text:span text:style-name="T23_104"><text:s/></text:span><text:span text:style-name="T23_105">may</text:span><text:span text:style-name="T23_106"><text:s/></text:span><text:span text:style-name="T23_107">impact</text:span><text:span text:style-name="T23_108"><text:s/></text:span><text:span text:style-name="T23_109">your</text:span><text:span text:style-name="T23_110"><text:s/></text:span><text:span text:style-name="T23_111">position</text:span><text:span text:style-name="T23_112"><text:s/></text:span><text:span text:style-name="T23_113">as</text:span><text:span text:style-name="T23_114"><text:s/></text:span><text:span text:style-name="T23_115">Duchess</text:span><text:span text:style-name="T23_116">.<text:s/></text:span></text:p>
      <text:p text:style-name="P24"/>
      <text:p text:style-name="P25"><text:span text:style-name="T25_1">Gilbert</text:span><text:span text:style-name="T25_2"><text:s/></text:span><text:span text:style-name="T25_3">is</text:span><text:span text:style-name="T25_4"><text:s/></text:span><text:span text:style-name="T25_5">also</text:span><text:span text:style-name="T25_6"><text:s/></text:span><text:span text:style-name="T25_7">holding</text:span><text:span text:style-name="T25_8"><text:s/></text:span><text:span text:style-name="T25_9">the</text:span><text:span text:style-name="T25_10"><text:s/></text:span><text:span text:style-name="T25_11">late</text:span><text:span text:style-name="T25_12"><text:s/></text:span><text:span text:style-name="T25_13">Duke</text:span><text:span text:style-name="T25_14">’</text:span><text:span text:style-name="T25_15">s</text:span><text:span text:style-name="T25_16"><text:s/></text:span><text:span text:style-name="T25_17">last</text:span><text:span text:style-name="T25_18"><text:s/></text:span><text:span text:style-name="T25_19">will</text:span><text:span text:style-name="T25_20"><text:s/></text:span><text:span text:style-name="T25_21">and</text:span><text:span text:style-name="T25_22"><text:s/></text:span><text:span text:style-name="T25_23">testament</text:span><text:span text:style-name="T25_24"><text:s/></text:span><text:span text:style-name="T25_25">for</text:span><text:span text:style-name="T25_26"><text:s/></text:span><text:span text:style-name="T25_27">safekeeping</text:span><text:span text:style-name="T25_28">.<text:s/></text:span><text:span text:style-name="T25_29">You</text:span><text:span text:style-name="T25_30"><text:s/></text:span><text:span text:style-name="T25_31">expect</text:span><text:span text:style-name="T25_32"><text:s/></text:span><text:span text:style-name="T25_33">it</text:span><text:span text:style-name="T25_34"><text:s/></text:span><text:span text:style-name="T25_35">may</text:span><text:span text:style-name="T25_36"><text:s/></text:span><text:span text:style-name="T25_37">now</text:span><text:span text:style-name="T25_38"><text:s/></text:span><text:span text:style-name="T25_39">be</text:span><text:span text:style-name="T25_40"><text:s/></text:span><text:span text:style-name="T25_41">needed</text:span><text:span text:style-name="T25_42"><text:s/></text:span><text:span text:style-name="T25_43">over</text:span><text:span text:style-name="T25_44"><text:s/></text:span><text:span text:style-name="T25_45">the</text:span><text:span text:style-name="T25_46"><text:s/></text:span><text:span text:style-name="T25_47">coming</text:span><text:span text:style-name="T25_48"><text:s/></text:span><text:span text:style-name="T25_49">weeks</text:span><text:span text:style-name="T25_50">!</text:span></text:p>
      <text:p text:style-name="P26"/>
      <text:p text:style-name="P27"><text:span text:style-name="T27_1">Other</text:span><text:span text:style-name="T27_2"><text:s/></text:span><text:span text:style-name="T27_3">People</text:span></text:p>
      <text:p text:style-name="P28"/>
      <text:p text:style-name="P29"><text:span text:style-name="T29_1">James</text:span><text:span text:style-name="T29_2"><text:s/></text:span><text:span text:style-name="T29_3">Farthing</text:span><text:span text:style-name="T29_4"><text:s/></text:span><text:span text:style-name="T29_5">-<text:s/></text:span><text:span text:style-name="T29_6">a</text:span><text:span text:style-name="T29_7"><text:s/></text:span><text:span text:style-name="T29_8">local</text:span><text:span text:style-name="T29_9"><text:s/></text:span><text:span text:style-name="T29_10">nobleman</text:span><text:span text:style-name="T29_11">.<text:s/></text:span><text:span text:style-name="T29_12">Can</text:span><text:span text:style-name="T29_13"><text:s/></text:span><text:span text:style-name="T29_14">be</text:span><text:span text:style-name="T29_15"><text:s/></text:span><text:span text:style-name="T29_16">a</text:span><text:span text:style-name="T29_17"><text:s/></text:span><text:span text:style-name="T29_18">bit</text:span><text:span text:style-name="T29_19"><text:s/></text:span><text:span text:style-name="T29_20">of</text:span><text:span text:style-name="T29_21"><text:s/></text:span><text:span text:style-name="T29_22">a</text:span><text:span text:style-name="T29_23"><text:s/></text:span><text:span text:style-name="T29_24">downer</text:span><text:span text:style-name="T29_25"><text:s/></text:span><text:span text:style-name="T29_26">around</text:span><text:span text:style-name="T29_27"><text:s/></text:span><text:span text:style-name="T29_28">this</text:span><text:span text:style-name="T29_29"><text:s/></text:span><text:span text:style-name="T29_30">time</text:span><text:span text:style-name="T29_31"><text:s/></text:span><text:span text:style-name="T29_32">of</text:span><text:span text:style-name="T29_33"><text:s/></text:span><text:span text:style-name="T29_34">year</text:span><text:span text:style-name="T29_35"><text:s/></text:span><text:span text:style-name="T29_36">but</text:span><text:span text:style-name="T29_37"><text:s/></text:span><text:span text:style-name="T29_38">of</text:span><text:span text:style-name="T29_39"><text:s/></text:span><text:span text:style-name="T29_40">the</text:span><text:span text:style-name="T29_41"><text:s/></text:span><text:span text:style-name="T29_42">right</text:span><text:span text:style-name="T29_43"><text:s/></text:span><text:span text:style-name="T29_44">stock</text:span><text:span text:style-name="T29_45">.</text:span></text:p>
      <text:p text:style-name="P30"/>
      <text:p text:style-name="P31"><text:span text:style-name="T31_1">Bessie</text:span><text:span text:style-name="T31_2"><text:s/></text:span><text:span text:style-name="T31_3">Farthing</text:span><text:span text:style-name="T31_4"><text:s/>-<text:s/></text:span><text:span text:style-name="T31_5">James</text:span><text:span text:style-name="T31_6">’<text:s/></text:span><text:span text:style-name="T31_7">wife</text:span><text:span text:style-name="T31_8">.<text:s/></text:span><text:span text:style-name="T31_9">Generally</text:span><text:span text:style-name="T31_10"><text:s/></text:span><text:span text:style-name="T31_11">quite</text:span><text:span text:style-name="T31_12"><text:s/></text:span><text:span text:style-name="T31_13">reserved</text:span><text:span text:style-name="T31_14">.<text:s/></text:span><text:span text:style-name="T31_15">You</text:span><text:span text:style-name="T31_16"><text:s/></text:span><text:span text:style-name="T31_17">chat</text:span><text:span text:style-name="T31_18"><text:s/></text:span><text:span text:style-name="T31_19">sometimes</text:span><text:span text:style-name="T31_20">.</text:span></text:p>
      <text:p text:style-name="P32"/>
      <text:p text:style-name="P33"><text:span text:style-name="T33_1">Evelyn</text:span><text:span text:style-name="T33_2"><text:s/></text:span><text:span text:style-name="T33_3">Archer</text:span><text:span text:style-name="T33_4"><text:s/></text:span><text:span text:style-name="T33_5">-<text:s/></text:span><text:span text:style-name="T33_6">wife</text:span><text:span text:style-name="T33_7"><text:s/></text:span><text:span text:style-name="T33_8">of</text:span><text:span text:style-name="T33_9"><text:s/></text:span><text:span text:style-name="T33_10">another</text:span><text:span text:style-name="T33_11"><text:s/></text:span><text:span text:style-name="T33_12">nobleman</text:span><text:span text:style-name="T33_13">.<text:s/></text:span><text:span text:style-name="T33_14">You</text:span><text:span text:style-name="T33_15"><text:s/></text:span><text:span text:style-name="T33_16">have</text:span><text:span text:style-name="T33_17"><text:s/></text:span><text:span text:style-name="T33_18">tea</text:span><text:span text:style-name="T33_19"><text:s/></text:span><text:span text:style-name="T33_20">together</text:span><text:span text:style-name="T33_21"><text:s/></text:span><text:span text:style-name="T33_22">sometimes</text:span><text:span text:style-name="T33_23">.<text:s/></text:span><text:span text:style-name="T33_24">She</text:span><text:span text:style-name="T33_25"><text:s/></text:span><text:span text:style-name="T33_26">has</text:span><text:span text:style-name="T33_27"><text:s/></text:span><text:span text:style-name="T33_28">very</text:span><text:span text:style-name="T33_29"><text:s/></text:span><text:span text:style-name="T33_30">progressive</text:span><text:span text:style-name="T33_31"><text:s/></text:span><text:span text:style-name="T33_32">world</text:span><text:span text:style-name="T33_33"><text:s/></text:span><text:span text:style-name="T33_34">views</text:span><text:span text:style-name="T33_35">.</text:span></text:p>
      <text:p text:style-name="P34"/>
      <text:h text:style-name="P35" text:outline-level="10"><text:bookmark-start text:name="h.pbd33ukfqkg0"/><text:bookmark-end text:name="h.pbd33ukfqkg0"/><text:span text:style-name="T35_1">Your</text:span><text:span text:style-name="T35_2"><text:s/></text:span><text:span text:style-name="T35_3">Goals</text:span></text:h>
      <text:list text:style-name="LS1" xml:id="list0">
        <text:list-item>
          <text:p text:style-name="P36"><text:span text:style-name="T36_1">Find</text:span><text:span text:style-name="T36_2"><text:s/></text:span><text:span text:style-name="T36_3">a</text:span><text:span text:style-name="T36_4"><text:s/></text:span><text:span text:style-name="T36_5">solution</text:span><text:span text:style-name="T36_6"><text:s/></text:span><text:span text:style-name="T36_7">regarding</text:span><text:span text:style-name="T36_8"><text:s/></text:span><text:span text:style-name="T36_9">your</text:span><text:span text:style-name="T36_10"><text:s/></text:span><text:span text:style-name="T36_11">husband</text:span><text:span text:style-name="T36_12">’</text:span><text:span text:style-name="T36_13">s</text:span><text:span text:style-name="T36_14"><text:s/></text:span><text:span text:style-name="T36_15">gambling</text:span><text:span text:style-name="T36_16"><text:s/></text:span><text:span text:style-name="T36_17">debt</text:span></text:p>
        </text:list-item>
        <text:list-item>
          <text:p text:style-name="P37"><text:span text:style-name="T37_1">Find</text:span><text:span text:style-name="T37_2"><text:s/></text:span><text:span text:style-name="T37_3">the</text:span><text:span text:style-name="T37_4"><text:s/></text:span><text:span text:style-name="T37_5">Erotic</text:span><text:span text:style-name="T37_6"><text:s/></text:span><text:span text:style-name="T37_7">painting</text:span><text:span text:style-name="T37_8"><text:s/></text:span><text:span text:style-name="T37_9">that</text:span><text:span text:style-name="T37_10"><text:s/></text:span><text:span text:style-name="T37_11">Reginald</text:span><text:span text:style-name="T37_12"><text:s/></text:span><text:span text:style-name="T37_13">had</text:span><text:span text:style-name="T37_14"><text:s/></text:span><text:span text:style-name="T37_15">commissioned</text:span><text:span text:style-name="T37_16"><text:s/></text:span><text:span text:style-name="T37_17">and</text:span><text:span text:style-name="T37_18"><text:s/></text:span><text:span text:style-name="T37_19">burn</text:span><text:span text:style-name="T37_20"><text:s/></text:span><text:span text:style-name="T37_21">it</text:span><text:span text:style-name="T37_22">.</text:span></text:p>
        </text:list-item>
        <text:list-item>
          <text:p text:style-name="P38"><text:span text:style-name="T38_1">Give</text:span><text:span text:style-name="T38_2"><text:s/></text:span><text:span text:style-name="T38_3">a</text:span><text:span text:style-name="T38_4"><text:s/></text:span><text:span text:style-name="T38_5">rousing</text:span><text:span text:style-name="T38_6"><text:s/></text:span><text:span text:style-name="T38_7">speech</text:span><text:span text:style-name="T38_8"><text:s/></text:span><text:span text:style-name="T38_9">to</text:span><text:span text:style-name="T38_10"><text:s/></text:span><text:span text:style-name="T38_11">the</text:span><text:span text:style-name="T38_12"><text:s/></text:span><text:span text:style-name="T38_13">masses</text:span><text:span text:style-name="T38_14"><text:s/></text:span><text:span text:style-name="T38_15">at</text:span><text:span text:style-name="T38_16"><text:s/></text:span><text:span text:style-name="T38_17">each</text:span><text:span text:style-name="T38_18"><text:s/></text:span><text:span text:style-name="T38_19">quarter</text:span><text:span text:style-name="T38_20">-</text:span><text:span text:style-name="T38_21">mark</text:span><text:span text:style-name="T38_22"><text:s/></text:span><text:span text:style-name="T38_23">of</text:span><text:span text:style-name="T38_24"><text:s/></text:span><text:span text:style-name="T38_25">the</text:span><text:span text:style-name="T38_26"><text:s/></text:span><text:span text:style-name="T38_27">celebrations</text:span></text:p>
        </text:list-item>
      </text:list>
      <text:list text:style-name="LS2" xml:id="list3">
        <text:list-item>
          <text:p text:style-name="P39"><text:span text:style-name="T39_1">Make</text:span><text:span text:style-name="T39_2"><text:s/></text:span><text:span text:style-name="T39_3">an</text:span><text:span text:style-name="T39_4"><text:s/></text:span><text:span text:style-name="T39_5">appropriate</text:span><text:span text:style-name="T39_6"><text:s/></text:span><text:span text:style-name="T39_7">decision</text:span><text:span text:style-name="T39_8"><text:s/></text:span><text:span text:style-name="T39_9">regarding</text:span><text:span text:style-name="T39_10"><text:s/></text:span><text:span text:style-name="T39_11">the</text:span><text:span text:style-name="T39_12"><text:s/></text:span><text:span text:style-name="T39_13">tax</text:span><text:span text:style-name="T39_14"><text:s/></text:span><text:span text:style-name="T39_15">increases</text:span></text:p>
        </text:list-item>
        <text:list-item>
          <text:p text:style-name="P40"><text:span text:style-name="T40_1">Find</text:span><text:span text:style-name="T40_2"><text:s/></text:span><text:span text:style-name="T40_3">who</text:span><text:span text:style-name="T40_4"><text:s/></text:span><text:span text:style-name="T40_5">killed</text:span><text:span text:style-name="T40_6"><text:s/></text:span><text:span text:style-name="T40_7">your</text:span><text:span text:style-name="T40_8"><text:s/></text:span><text:span text:style-name="T40_9">husband</text:span></text:p>
        </text:list-item>
        <text:list-item>
          <text:p text:style-name="P41"><text:span text:style-name="T41_1">Try</text:span><text:span text:style-name="T41_2"><text:s/></text:span><text:span text:style-name="T41_3">to</text:span><text:span text:style-name="T41_4"><text:s/></text:span><text:span text:style-name="T41_5">keep</text:span><text:span text:style-name="T41_6"><text:s/></text:span><text:span text:style-name="T41_7">your</text:span><text:span text:style-name="T41_8"><text:s/></text:span><text:span text:style-name="T41_9">relationship</text:span><text:span text:style-name="T41_10"><text:s/></text:span><text:span text:style-name="T41_11">with</text:span><text:span text:style-name="T41_12"><text:s/></text:span><text:span text:style-name="T41_13">Gilbert</text:span><text:span text:style-name="T41_14"><text:s/></text:span><text:span text:style-name="T41_15">private</text:span></text:p>
        </text:list-item>
      </text:list>
      <text:p text:style-name="P42"/>
      <text:h text:style-name="P43" text:outline-level="10"><text:bookmark-start text:name="h.eggd27osicgf"/><text:bookmark-end text:name="h.eggd27osicgf"/></text:h>
      <text:p text:style-name="P4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